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8.92mm"/>
    </style:style>
    <style:style style:name="co4" style:family="table-column">
      <style:table-column-properties fo:break-before="auto" style:column-width="73.04mm"/>
    </style:style>
    <style:style style:name="co5" style:family="table-column">
      <style:table-column-properties fo:break-before="auto" style:column-width="40.62mm"/>
    </style:style>
    <style:style style:name="co6" style:family="table-column">
      <style:table-column-properties fo:break-before="auto" style:column-width="96.26mm"/>
    </style:style>
    <style:style style:name="co7" style:family="table-column">
      <style:table-column-properties fo:break-before="auto" style:column-width="95.97mm"/>
    </style:style>
    <style:style style:name="co8" style:family="table-column">
      <style:table-column-properties fo:break-before="auto" style:column-width="87.14mm"/>
    </style:style>
    <style:style style:name="co9" style:family="table-column">
      <style:table-column-properties fo:break-before="auto" style:column-width="9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g. Occ.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acolod City</text:p>
          </table:table-cell>
          <table:table-cell office:value-type="float" office:value="6100" calcext:value-type="float">
            <text:p>6100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6100,'Bacolod City',34,1)" calcext:value-type="string">
            <text:p>insert into t_town values (6100,'Bacolod City',34,1)</text:p>
          </table:table-cell>
        </table:table-row>
        <table:table-row table:style-name="ro1">
          <table:table-cell office:value-type="string" calcext:value-type="string">
            <text:p>Bago City</text:p>
          </table:table-cell>
          <table:table-cell office:value-type="float" office:value="6101" calcext:value-type="float">
            <text:p>6101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6101,'Bago City',34,1)" calcext:value-type="string">
            <text:p>insert into t_town values (6101,'Bago City',34,1)</text:p>
          </table:table-cell>
        </table:table-row>
        <table:table-row table:style-name="ro1">
          <table:table-cell office:value-type="string" calcext:value-type="string">
            <text:p>Binalbagan</text:p>
          </table:table-cell>
          <table:table-cell office:value-type="float" office:value="6107" calcext:value-type="float">
            <text:p>6107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6107,'Binalbagan',34,1)" calcext:value-type="string">
            <text:p>insert into t_town values (6107,'Binalbagan',34,1)</text:p>
          </table:table-cell>
        </table:table-row>
        <table:table-row table:style-name="ro1">
          <table:table-cell office:value-type="string" calcext:value-type="string">
            <text:p>Cadiz City</text:p>
          </table:table-cell>
          <table:table-cell office:value-type="float" office:value="6121" calcext:value-type="float">
            <text:p>6121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6121,'Cadiz City',34,1)" calcext:value-type="string">
            <text:p>insert into t_town values (6121,'Cadiz City',34,1)</text:p>
          </table:table-cell>
        </table:table-row>
        <table:table-row table:style-name="ro1">
          <table:table-cell office:value-type="string" calcext:value-type="string">
            <text:p>Calatrava</text:p>
          </table:table-cell>
          <table:table-cell office:value-type="float" office:value="6126" calcext:value-type="float">
            <text:p>6126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6126,'Calatrava',34,1)" calcext:value-type="string">
            <text:p>insert into t_town values (6126,'Calatrava',34,1)</text:p>
          </table:table-cell>
        </table:table-row>
        <table:table-row table:style-name="ro1">
          <table:table-cell office:value-type="string" calcext:value-type="string">
            <text:p>Candoni</text:p>
          </table:table-cell>
          <table:table-cell office:value-type="float" office:value="6110" calcext:value-type="float">
            <text:p>6110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6110,'Candoni',34,1)" calcext:value-type="string">
            <text:p>insert into t_town values (6110,'Candoni',34,1)</text:p>
          </table:table-cell>
        </table:table-row>
        <table:table-row table:style-name="ro1">
          <table:table-cell office:value-type="string" calcext:value-type="string">
            <text:p>Enrique Magalona</text:p>
          </table:table-cell>
          <table:table-cell office:value-type="float" office:value="6118" calcext:value-type="float">
            <text:p>6118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6118,'Enrique Magalona',34,1)" calcext:value-type="string">
            <text:p>insert into t_town values (6118,'Enrique Magalona',34,1)</text:p>
          </table:table-cell>
        </table:table-row>
        <table:table-row table:style-name="ro1">
          <table:table-cell office:value-type="string" calcext:value-type="string">
            <text:p>Escalante</text:p>
          </table:table-cell>
          <table:table-cell office:value-type="float" office:value="6124" calcext:value-type="float">
            <text:p>6124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6124,'Escalante',34,1)" calcext:value-type="string">
            <text:p>insert into t_town values (6124,'Escalante',34,1)</text:p>
          </table:table-cell>
        </table:table-row>
        <table:table-row table:style-name="ro1">
          <table:table-cell office:value-type="string" calcext:value-type="string">
            <text:p>Himamaylan</text:p>
          </table:table-cell>
          <table:table-cell office:value-type="float" office:value="6108" calcext:value-type="float">
            <text:p>6108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6108,'Himamaylan',34,1)" calcext:value-type="string">
            <text:p>insert into t_town values (6108,'Himamaylan',34,1)</text:p>
          </table:table-cell>
        </table:table-row>
        <table:table-row table:style-name="ro1">
          <table:table-cell office:value-type="string" calcext:value-type="string">
            <text:p>Hinigaran</text:p>
          </table:table-cell>
          <table:table-cell office:value-type="float" office:value="6106" calcext:value-type="float">
            <text:p>6106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6106,'Hinigaran',34,1)" calcext:value-type="string">
            <text:p>insert into t_town values (6106,'Hinigaran',34,1)</text:p>
          </table:table-cell>
        </table:table-row>
        <table:table-row table:style-name="ro1">
          <table:table-cell office:value-type="string" calcext:value-type="string">
            <text:p>Hinoba-ari</text:p>
          </table:table-cell>
          <table:table-cell office:value-type="float" office:value="6114" calcext:value-type="float">
            <text:p>6114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6114,'Hinoba-ari',34,1)" calcext:value-type="string">
            <text:p>insert into t_town values (6114,'Hinoba-ari',34,1)</text:p>
          </table:table-cell>
        </table:table-row>
        <table:table-row table:style-name="ro1">
          <table:table-cell office:value-type="string" calcext:value-type="string">
            <text:p>Ilog</text:p>
          </table:table-cell>
          <table:table-cell office:value-type="float" office:value="6109" calcext:value-type="float">
            <text:p>6109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6109,'Ilog',34,1)" calcext:value-type="string">
            <text:p>insert into t_town values (6109,'Ilog',34,1)</text:p>
          </table:table-cell>
        </table:table-row>
        <table:table-row table:style-name="ro1">
          <table:table-cell office:value-type="string" calcext:value-type="string">
            <text:p>Isabela</text:p>
          </table:table-cell>
          <table:table-cell office:value-type="float" office:value="6128" calcext:value-type="float">
            <text:p>6128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6128,'Isabela',34,1)" calcext:value-type="string">
            <text:p>insert into t_town values (6128,'Isabela',34,1)</text:p>
          </table:table-cell>
        </table:table-row>
        <table:table-row table:style-name="ro1">
          <table:table-cell office:value-type="string" calcext:value-type="string">
            <text:p>Kabangkalan</text:p>
          </table:table-cell>
          <table:table-cell office:value-type="float" office:value="6100" calcext:value-type="float">
            <text:p>6100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6100,'Kabangkalan',34,1)" calcext:value-type="string">
            <text:p>insert into t_town values (6100,'Kabangkalan',34,1)</text:p>
          </table:table-cell>
        </table:table-row>
        <table:table-row table:style-name="ro1">
          <table:table-cell office:value-type="string" calcext:value-type="string">
            <text:p>Kauayan</text:p>
          </table:table-cell>
          <table:table-cell office:value-type="float" office:value="6112" calcext:value-type="float">
            <text:p>6112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6112,'Kauayan',34,1)" calcext:value-type="string">
            <text:p>insert into t_town values (6112,'Kauayan',34,1)</text:p>
          </table:table-cell>
        </table:table-row>
        <table:table-row table:style-name="ro1">
          <table:table-cell office:value-type="string" calcext:value-type="string">
            <text:p>La Carlota City</text:p>
          </table:table-cell>
          <table:table-cell office:value-type="float" office:value="6130" calcext:value-type="float">
            <text:p>6130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6130,'La Carlota City',34,1)" calcext:value-type="string">
            <text:p>insert into t_town values (6130,'La Carlota City',34,1)</text:p>
          </table:table-cell>
        </table:table-row>
        <table:table-row table:style-name="ro1">
          <table:table-cell office:value-type="string" calcext:value-type="string">
            <text:p>La Castillana</text:p>
          </table:table-cell>
          <table:table-cell office:value-type="float" office:value="6131" calcext:value-type="float">
            <text:p>6131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6131,'La Castillana',34,1)" calcext:value-type="string">
            <text:p>insert into t_town values (6131,'La Castillana',34,1)</text:p>
          </table:table-cell>
        </table:table-row>
        <table:table-row table:style-name="ro1">
          <table:table-cell office:value-type="string" calcext:value-type="string">
            <text:p>Manapla</text:p>
          </table:table-cell>
          <table:table-cell office:value-type="float" office:value="6120" calcext:value-type="float">
            <text:p>6120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6120,'Manapla',34,1)" calcext:value-type="string">
            <text:p>insert into t_town values (6120,'Manapla',34,1)</text:p>
          </table:table-cell>
        </table:table-row>
        <table:table-row table:style-name="ro1">
          <table:table-cell office:value-type="string" calcext:value-type="string">
            <text:p>Moises Padilla</text:p>
          </table:table-cell>
          <table:table-cell office:value-type="float" office:value="6132" calcext:value-type="float">
            <text:p>6132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6132,'Moises Padilla',34,1)" calcext:value-type="string">
            <text:p>insert into t_town values (6132,'Moises Padilla',34,1)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float" office:value="6129" calcext:value-type="float">
            <text:p>6129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6129,'Murcia',34,1)" calcext:value-type="string">
            <text:p>insert into t_town values (6129,'Murcia',34,1)</text:p>
          </table:table-cell>
        </table:table-row>
        <table:table-row table:style-name="ro1">
          <table:table-cell office:value-type="string" calcext:value-type="string">
            <text:p>Paraiso (Fabrica)</text:p>
          </table:table-cell>
          <table:table-cell office:value-type="float" office:value="6123" calcext:value-type="float">
            <text:p>6123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6123,'Paraiso (Fabrica)',34,1)" calcext:value-type="string">
            <text:p>insert into t_town values (6123,'Paraiso (Fabrica)',34,1)</text:p>
          </table:table-cell>
        </table:table-row>
        <table:table-row table:style-name="ro1">
          <table:table-cell office:value-type="string" calcext:value-type="string">
            <text:p>Pulupandan</text:p>
          </table:table-cell>
          <table:table-cell office:value-type="float" office:value="6102" calcext:value-type="float">
            <text:p>6102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6102,'Pulupandan',34,1)" calcext:value-type="string">
            <text:p>insert into t_town values (6102,'Pulupandan',34,1)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float" office:value="6105" calcext:value-type="float">
            <text:p>6105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6105,'Pontevedra',34,1)" calcext:value-type="string">
            <text:p>insert into t_town values (6105,'Pontevedra',34,1)</text:p>
          </table:table-cell>
        </table:table-row>
        <table:table-row table:style-name="ro1">
          <table:table-cell office:value-type="string" calcext:value-type="string">
            <text:p>Sagay</text:p>
          </table:table-cell>
          <table:table-cell office:value-type="float" office:value="6122" calcext:value-type="float">
            <text:p>6122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6122,'Sagay',34,1)" calcext:value-type="string">
            <text:p>insert into t_town values (6122,'Sagay',34,1)</text:p>
          </table:table-cell>
        </table:table-row>
        <table:table-row table:style-name="ro1">
          <table:table-cell office:value-type="string" calcext:value-type="string">
            <text:p>San Carlos City</text:p>
          </table:table-cell>
          <table:table-cell office:value-type="float" office:value="6127" calcext:value-type="float">
            <text:p>6127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6127,'San Carlos City',34,1)" calcext:value-type="string">
            <text:p>insert into t_town values (6127,'San Carlos City',34,1)</text:p>
          </table:table-cell>
        </table:table-row>
        <table:table-row table:style-name="ro1">
          <table:table-cell office:value-type="string" calcext:value-type="string">
            <text:p>San Enrique</text:p>
          </table:table-cell>
          <table:table-cell office:value-type="float" office:value="6104" calcext:value-type="float">
            <text:p>6104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6];&quot;,'&quot;;[.A26];&quot;',&quot;;[.C26];&quot;,&quot;;1;&quot;)&quot;)" office:value-type="string" office:string-value="insert into t_town values (6104,'San Enrique',34,1)" calcext:value-type="string">
            <text:p>insert into t_town values (6104,'San Enrique',34,1)</text:p>
          </table:table-cell>
        </table:table-row>
        <table:table-row table:style-name="ro1">
          <table:table-cell office:value-type="string" calcext:value-type="string">
            <text:p>Silay City</text:p>
          </table:table-cell>
          <table:table-cell office:value-type="float" office:value="6116" calcext:value-type="float">
            <text:p>6116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7];&quot;,'&quot;;[.A27];&quot;',&quot;;[.C27];&quot;,&quot;;1;&quot;)&quot;)" office:value-type="string" office:string-value="insert into t_town values (6116,'Silay City',34,1)" calcext:value-type="string">
            <text:p>insert into t_town values (6116,'Silay City',34,1)</text:p>
          </table:table-cell>
        </table:table-row>
        <table:table-row table:style-name="ro1">
          <table:table-cell office:value-type="string" calcext:value-type="string">
            <text:p>Silay Hawaiian Central</text:p>
          </table:table-cell>
          <table:table-cell office:value-type="float" office:value="6117" calcext:value-type="float">
            <text:p>6117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8];&quot;,'&quot;;[.A28];&quot;',&quot;;[.C28];&quot;,&quot;;1;&quot;)&quot;)" office:value-type="string" office:string-value="insert into t_town values (6117,'Silay Hawaiian Central',34,1)" calcext:value-type="string">
            <text:p>insert into t_town values (6117,'Silay Hawaiian Central',34,1)</text:p>
          </table:table-cell>
        </table:table-row>
        <table:table-row table:style-name="ro1">
          <table:table-cell office:value-type="string" calcext:value-type="string">
            <text:p>Sipalay</text:p>
          </table:table-cell>
          <table:table-cell office:value-type="float" office:value="6113" calcext:value-type="float">
            <text:p>6113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29];&quot;,'&quot;;[.A29];&quot;',&quot;;[.C29];&quot;,&quot;;1;&quot;)&quot;)" office:value-type="string" office:string-value="insert into t_town values (6113,'Sipalay',34,1)" calcext:value-type="string">
            <text:p>insert into t_town values (6113,'Sipalay',34,1)</text:p>
          </table:table-cell>
        </table:table-row>
        <table:table-row table:style-name="ro1">
          <table:table-cell office:value-type="string" calcext:value-type="string">
            <text:p>Talisay</text:p>
          </table:table-cell>
          <table:table-cell office:value-type="float" office:value="6115" calcext:value-type="float">
            <text:p>6115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30];&quot;,'&quot;;[.A30];&quot;',&quot;;[.C30];&quot;,&quot;;1;&quot;)&quot;)" office:value-type="string" office:string-value="insert into t_town values (6115,'Talisay',34,1)" calcext:value-type="string">
            <text:p>insert into t_town values (6115,'Talisay',34,1)</text:p>
          </table:table-cell>
        </table:table-row>
        <table:table-row table:style-name="ro1">
          <table:table-cell office:value-type="string" calcext:value-type="string">
            <text:p>Toboso</text:p>
          </table:table-cell>
          <table:table-cell office:value-type="float" office:value="6125" calcext:value-type="float">
            <text:p>6125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31];&quot;,'&quot;;[.A31];&quot;',&quot;;[.C31];&quot;,&quot;;1;&quot;)&quot;)" office:value-type="string" office:string-value="insert into t_town values (6125,'Toboso',34,1)" calcext:value-type="string">
            <text:p>insert into t_town values (6125,'Toboso',34,1)</text:p>
          </table:table-cell>
        </table:table-row>
        <table:table-row table:style-name="ro1">
          <table:table-cell office:value-type="string" calcext:value-type="string">
            <text:p>Villadolid</text:p>
          </table:table-cell>
          <table:table-cell office:value-type="float" office:value="6103" calcext:value-type="float">
            <text:p>6103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32];&quot;,'&quot;;[.A32];&quot;',&quot;;[.C32];&quot;,&quot;;1;&quot;)&quot;)" office:value-type="string" office:string-value="insert into t_town values (6103,'Villadolid',34,1)" calcext:value-type="string">
            <text:p>insert into t_town values (6103,'Villadolid',34,1)</text:p>
          </table:table-cell>
        </table:table-row>
        <table:table-row table:style-name="ro1">
          <table:table-cell office:value-type="string" calcext:value-type="string">
            <text:p>Victorias</text:p>
          </table:table-cell>
          <table:table-cell office:value-type="float" office:value="6119" calcext:value-type="float">
            <text:p>6119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t_town values (&quot; ;[.B33];&quot;,'&quot;;[.A33];&quot;',&quot;;[.C33];&quot;,&quot;;1;&quot;)&quot;)" office:value-type="string" office:string-value="insert into t_town values (6119,'Victorias',34,1)" calcext:value-type="string">
            <text:p>insert into t_town values (6119,'Victorias',34,1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3"/>
          <table:table-cell/>
        </table:table-row>
      </table:table>
      <table:table table:name="Neg. Or." table:style-name="ta1">
        <table:table-column table:style-name="co2" table:number-columns-repeated="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mian</text:p>
          </table:table-cell>
          <table:table-cell office:value-type="float" office:value="6203" calcext:value-type="float">
            <text:p>6203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6203,'Amian',35,1)" calcext:value-type="string">
            <text:p>insert into t_town values (6203,'Amian',35,1)</text:p>
          </table:table-cell>
        </table:table-row>
        <table:table-row table:style-name="ro1">
          <table:table-cell office:value-type="string" calcext:value-type="string">
            <text:p>Ayungon</text:p>
          </table:table-cell>
          <table:table-cell office:value-type="float" office:value="6210" calcext:value-type="float">
            <text:p>6210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6210,'Ayungon',35,1)" calcext:value-type="string">
            <text:p>insert into t_town values (6210,'Ayungon',35,1)</text:p>
          </table:table-cell>
        </table:table-row>
        <table:table-row table:style-name="ro1">
          <table:table-cell office:value-type="string" calcext:value-type="string">
            <text:p>Bacung</text:p>
          </table:table-cell>
          <table:table-cell office:value-type="float" office:value="6216" calcext:value-type="float">
            <text:p>6216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6216,'Bacung',35,1)" calcext:value-type="string">
            <text:p>insert into t_town values (6216,'Bacung',35,1)</text:p>
          </table:table-cell>
        </table:table-row>
        <table:table-row table:style-name="ro1">
          <table:table-cell office:value-type="string" calcext:value-type="string">
            <text:p>Bais City</text:p>
          </table:table-cell>
          <table:table-cell office:value-type="float" office:value="6206" calcext:value-type="float">
            <text:p>6206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6206,'Bais City',35,1)" calcext:value-type="string">
            <text:p>insert into t_town values (6206,'Bais City',35,1)</text:p>
          </table:table-cell>
        </table:table-row>
        <table:table-row table:style-name="ro1">
          <table:table-cell office:value-type="string" calcext:value-type="string">
            <text:p>Basay</text:p>
          </table:table-cell>
          <table:table-cell office:value-type="float" office:value="6222" calcext:value-type="float">
            <text:p>6222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6222,'Basay',35,1)" calcext:value-type="string">
            <text:p>insert into t_town values (6222,'Basay',35,1)</text:p>
          </table:table-cell>
        </table:table-row>
        <table:table-row table:style-name="ro1">
          <table:table-cell office:value-type="string" calcext:value-type="string">
            <text:p>Bayawan</text:p>
          </table:table-cell>
          <table:table-cell office:value-type="float" office:value="6221" calcext:value-type="float">
            <text:p>6221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6221,'Bayawan',35,1)" calcext:value-type="string">
            <text:p>insert into t_town values (6221,'Bayawan',35,1)</text:p>
          </table:table-cell>
        </table:table-row>
        <table:table-row table:style-name="ro1">
          <table:table-cell office:value-type="string" calcext:value-type="string">
            <text:p>Bindoy</text:p>
          </table:table-cell>
          <table:table-cell office:value-type="float" office:value="6209" calcext:value-type="float">
            <text:p>6209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6209,'Bindoy',35,1)" calcext:value-type="string">
            <text:p>insert into t_town values (6209,'Bindoy',35,1)</text:p>
          </table:table-cell>
        </table:table-row>
        <table:table-row table:style-name="ro1">
          <table:table-cell office:value-type="string" calcext:value-type="string">
            <text:p>Canlaon City</text:p>
          </table:table-cell>
          <table:table-cell office:value-type="float" office:value="6223" calcext:value-type="float">
            <text:p>6223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6223,'Canlaon City',35,1)" calcext:value-type="string">
            <text:p>insert into t_town values (6223,'Canlaon City',35,1)</text:p>
          </table:table-cell>
        </table:table-row>
        <table:table-row table:style-name="ro1">
          <table:table-cell office:value-type="string" calcext:value-type="string">
            <text:p>Dauin</text:p>
          </table:table-cell>
          <table:table-cell office:value-type="float" office:value="6217" calcext:value-type="float">
            <text:p>6217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6217,'Dauin',35,1)" calcext:value-type="string">
            <text:p>insert into t_town values (6217,'Dauin',35,1)</text:p>
          </table:table-cell>
        </table:table-row>
        <table:table-row table:style-name="ro3">
          <table:table-cell office:value-type="string" calcext:value-type="string">
            <text:p>Dumaguete City</text:p>
          </table:table-cell>
          <table:table-cell office:value-type="float" office:value="6200" calcext:value-type="float">
            <text:p>6200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6200,'Dumaguete City',35,1)" calcext:value-type="string">
            <text:p>insert into t_town values (6200,'Dumaguete City',35,1)</text:p>
          </table:table-cell>
        </table:table-row>
        <table:table-row table:style-name="ro1">
          <table:table-cell office:value-type="string" calcext:value-type="string">
            <text:p>Guihulngan</text:p>
          </table:table-cell>
          <table:table-cell office:value-type="float" office:value="6214" calcext:value-type="float">
            <text:p>6214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6214,'Guihulngan',35,1)" calcext:value-type="string">
            <text:p>insert into t_town values (6214,'Guihulngan',35,1)</text:p>
          </table:table-cell>
        </table:table-row>
        <table:table-row table:style-name="ro1">
          <table:table-cell office:value-type="string" calcext:value-type="string">
            <text:p>Jimalalud</text:p>
          </table:table-cell>
          <table:table-cell office:value-type="float" office:value="6212" calcext:value-type="float">
            <text:p>6212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6212,'Jimalalud',35,1)" calcext:value-type="string">
            <text:p>insert into t_town values (6212,'Jimalalud',35,1)</text:p>
          </table:table-cell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float" office:value="6213" calcext:value-type="float">
            <text:p>6213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6213,'La Libertad',35,1)" calcext:value-type="string">
            <text:p>insert into t_town values (6213,'La Libertad',35,1)</text:p>
          </table:table-cell>
        </table:table-row>
        <table:table-row table:style-name="ro1">
          <table:table-cell office:value-type="string" calcext:value-type="string">
            <text:p>Mabinay</text:p>
          </table:table-cell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6208,'Mabinay',35,1)" calcext:value-type="string">
            <text:p>insert into t_town values (6208,'Mabinay',35,1)</text:p>
          </table:table-cell>
        </table:table-row>
        <table:table-row table:style-name="ro1">
          <table:table-cell office:value-type="string" calcext:value-type="string">
            <text:p>Manjuyod</text:p>
          </table:table-cell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6208,'Manjuyod',35,1)" calcext:value-type="string">
            <text:p>insert into t_town values (6208,'Manjuyod',35,1)</text:p>
          </table:table-cell>
        </table:table-row>
        <table:table-row table:style-name="ro1">
          <table:table-cell office:value-type="string" calcext:value-type="string">
            <text:p>Pamplona</text:p>
          </table:table-cell>
          <table:table-cell office:value-type="float" office:value="6205" calcext:value-type="float">
            <text:p>6205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6205,'Pamplona',35,1)" calcext:value-type="string">
            <text:p>insert into t_town values (6205,'Pamplona',35,1)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float" office:value="6202" calcext:value-type="float">
            <text:p>6202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6202,'San Jose',35,1)" calcext:value-type="string">
            <text:p>insert into t_town values (6202,'San Jose',35,1)</text:p>
          </table:table-cell>
        </table:table-row>
        <table:table-row table:style-name="ro1">
          <table:table-cell office:value-type="string" calcext:value-type="string">
            <text:p>Siaton</text:p>
          </table:table-cell>
          <table:table-cell office:value-type="float" office:value="6219" calcext:value-type="float">
            <text:p>6219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6219,'Siaton',35,1)" calcext:value-type="string">
            <text:p>insert into t_town values (6219,'Siaton',35,1)</text:p>
          </table:table-cell>
        </table:table-row>
        <table:table-row table:style-name="ro1">
          <table:table-cell office:value-type="string" calcext:value-type="string">
            <text:p>Sibulan</text:p>
          </table:table-cell>
          <table:table-cell office:value-type="float" office:value="6201" calcext:value-type="float">
            <text:p>6201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6201,'Sibulan',35,1)" calcext:value-type="string">
            <text:p>insert into t_town values (6201,'Sibulan',35,1)</text:p>
          </table:table-cell>
        </table:table-row>
        <table:table-row table:style-name="ro1">
          <table:table-cell office:value-type="string" calcext:value-type="string">
            <text:p>Sta. Catalina</text:p>
          </table:table-cell>
          <table:table-cell office:value-type="float" office:value="6220" calcext:value-type="float">
            <text:p>6220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6220,'Sta. Catalina',35,1)" calcext:value-type="string">
            <text:p>insert into t_town values (6220,'Sta. Catalina',35,1)</text:p>
          </table:table-cell>
        </table:table-row>
        <table:table-row table:style-name="ro1">
          <table:table-cell office:value-type="string" calcext:value-type="string">
            <text:p>Tanjay</text:p>
          </table:table-cell>
          <table:table-cell office:value-type="float" office:value="6204" calcext:value-type="float">
            <text:p>6204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6204,'Tanjay',35,1)" calcext:value-type="string">
            <text:p>insert into t_town values (6204,'Tanjay',35,1)</text:p>
          </table:table-cell>
        </table:table-row>
        <table:table-row table:style-name="ro1">
          <table:table-cell office:value-type="string" calcext:value-type="string">
            <text:p>Tayasan</text:p>
          </table:table-cell>
          <table:table-cell office:value-type="float" office:value="6211" calcext:value-type="float">
            <text:p>6211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6211,'Tayasan',35,1)" calcext:value-type="string">
            <text:p>insert into t_town values (6211,'Tayasan',35,1)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6215" calcext:value-type="float">
            <text:p>6215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6215,'Valencia',35,1)" calcext:value-type="string">
            <text:p>insert into t_town values (6215,'Valencia',35,1)</text:p>
          </table:table-cell>
        </table:table-row>
        <table:table-row table:style-name="ro1">
          <table:table-cell office:value-type="string" calcext:value-type="string">
            <text:p>Valle Hermoso</text:p>
          </table:table-cell>
          <table:table-cell office:value-type="float" office:value="6224" calcext:value-type="float">
            <text:p>6224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6224,'Valle Hermoso',35,1)" calcext:value-type="string">
            <text:p>insert into t_town values (6224,'Valle Hermoso',35,1)</text:p>
          </table:table-cell>
        </table:table-row>
        <table:table-row table:style-name="ro1">
          <table:table-cell office:value-type="string" calcext:value-type="string">
            <text:p>Zamboanguita</text:p>
          </table:table-cell>
          <table:table-cell office:value-type="float" office:value="6218" calcext:value-type="float">
            <text:p>6218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6218,'Zamboanguita',35,1)" calcext:value-type="string">
            <text:p>insert into t_town values (6218,'Zamboanguita',35,1)</text:p>
          </table:table-cell>
        </table:table-row>
      </table:table>
      <table:table table:name="Zambo Norte" table:style-name="ta1"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Baliguian</text:p>
          </table:table-cell>
          <table:table-cell office:value-type="float" office:value="7123" calcext:value-type="float">
            <text:p>7123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7123,'Baliguian',65,1)" calcext:value-type="string">
            <text:p>insert into t_town values (7123,'Baliguian',65,1)</text:p>
          </table:table-cell>
        </table:table-row>
        <table:table-row table:style-name="ro1">
          <table:table-cell office:value-type="string" calcext:value-type="string">
            <text:p>Dapitan City</text:p>
          </table:table-cell>
          <table:table-cell office:value-type="float" office:value="7101" calcext:value-type="float">
            <text:p>7101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7101,'Dapitan City',65,1)" calcext:value-type="string">
            <text:p>insert into t_town values (7101,'Dapitan City',65,1)</text:p>
          </table:table-cell>
        </table:table-row>
        <table:table-row table:style-name="ro1">
          <table:table-cell office:value-type="string" calcext:value-type="string">
            <text:p>Dipolog City</text:p>
          </table:table-cell>
          <table:table-cell office:value-type="float" office:value="7100" calcext:value-type="float">
            <text:p>7100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7100,'Dipolog City',65,1)" calcext:value-type="string">
            <text:p>insert into t_town values (7100,'Dipolog City',65,1)</text:p>
          </table:table-cell>
        </table:table-row>
        <table:table-row table:style-name="ro1">
          <table:table-cell office:value-type="string" calcext:value-type="string">
            <text:p>Gutalac</text:p>
          </table:table-cell>
          <table:table-cell office:value-type="float" office:value="7108" calcext:value-type="float">
            <text:p>7108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7108,'Gutalac',65,1)" calcext:value-type="string">
            <text:p>insert into t_town values (7108,'Gutalac',65,1)</text:p>
          </table:table-cell>
        </table:table-row>
        <table:table-row table:style-name="ro1">
          <table:table-cell office:value-type="string" calcext:value-type="string">
            <text:p>Jose Dalman (Ponot)</text:p>
          </table:table-cell>
          <table:table-cell office:value-type="float" office:value="7111" calcext:value-type="float">
            <text:p>7111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7111,'Jose Dalman (Ponot)',65,1)" calcext:value-type="string">
            <text:p>insert into t_town values (7111,'Jose Dalman (Ponot)',65,1)</text:p>
          </table:table-cell>
        </table:table-row>
        <table:table-row table:style-name="ro1">
          <table:table-cell office:value-type="string" calcext:value-type="string">
            <text:p>Kalawit</text:p>
          </table:table-cell>
          <table:table-cell office:value-type="float" office:value="7124" calcext:value-type="float">
            <text:p>7124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7124,'Kalawit',65,1)" calcext:value-type="string">
            <text:p>insert into t_town values (7124,'Kalawit',65,1)</text:p>
          </table:table-cell>
        </table:table-row>
        <table:table-row table:style-name="ro1">
          <table:table-cell office:value-type="string" calcext:value-type="string">
            <text:p>Katipunan</text:p>
          </table:table-cell>
          <table:table-cell office:value-type="float" office:value="7109" calcext:value-type="float">
            <text:p>7109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7109,'Katipunan',65,1)" calcext:value-type="string">
            <text:p>insert into t_town values (7109,'Katipunan',65,1)</text:p>
          </table:table-cell>
        </table:table-row>
        <table:table-row table:style-name="ro1">
          <table:table-cell office:value-type="string" calcext:value-type="string">
            <text:p>Labason</text:p>
          </table:table-cell>
          <table:table-cell office:value-type="float" office:value="7117" calcext:value-type="float">
            <text:p>7117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7117,'Labason',65,1)" calcext:value-type="string">
            <text:p>insert into t_town values (7117,'Labason',65,1)</text:p>
          </table:table-cell>
        </table:table-row>
        <table:table-row table:style-name="ro1">
          <table:table-cell office:value-type="string" calcext:value-type="string">
            <text:p>La Libertad</text:p>
          </table:table-cell>
          <table:table-cell office:value-type="float" office:value="7119" calcext:value-type="float">
            <text:p>7119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7119,'La Libertad',65,1)" calcext:value-type="string">
            <text:p>insert into t_town values (7119,'La Libertad',65,1)</text:p>
          </table:table-cell>
        </table:table-row>
        <table:table-row table:style-name="ro1">
          <table:table-cell office:value-type="string" calcext:value-type="string">
            <text:p>Liloy</text:p>
          </table:table-cell>
          <table:table-cell office:value-type="float" office:value="7115" calcext:value-type="float">
            <text:p>7115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7115,'Liloy',65,1)" calcext:value-type="string">
            <text:p>insert into t_town values (7115,'Liloy',65,1)</text:p>
          </table:table-cell>
        </table:table-row>
        <table:table-row table:style-name="ro1">
          <table:table-cell office:value-type="string" calcext:value-type="string">
            <text:p>Manukan</text:p>
          </table:table-cell>
          <table:table-cell office:value-type="float" office:value="7110" calcext:value-type="float">
            <text:p>7110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7110,'Manukan',65,1)" calcext:value-type="string">
            <text:p>insert into t_town values (7110,'Manukan',65,1)</text:p>
          </table:table-cell>
        </table:table-row>
        <table:table-row table:style-name="ro1">
          <table:table-cell office:value-type="string" calcext:value-type="string">
            <text:p>Mutia</text:p>
          </table:table-cell>
          <table:table-cell office:value-type="float" office:value="7107" calcext:value-type="float">
            <text:p>7107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7107,'Mutia',65,1)" calcext:value-type="string">
            <text:p>insert into t_town values (7107,'Mutia',65,1)</text:p>
          </table:table-cell>
        </table:table-row>
        <table:table-row table:style-name="ro1">
          <table:table-cell office:value-type="string" calcext:value-type="string">
            <text:p>Pinan</text:p>
          </table:table-cell>
          <table:table-cell office:value-type="float" office:value="7105" calcext:value-type="float">
            <text:p>7105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7105,'Pinan',65,1)" calcext:value-type="string">
            <text:p>insert into t_town values (7105,'Pinan',65,1)</text:p>
          </table:table-cell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7106" calcext:value-type="float">
            <text:p>7106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7106,'Polanco',65,1)" calcext:value-type="string">
            <text:p>insert into t_town values (7106,'Polanco',65,1)</text:p>
          </table:table-cell>
        </table:table-row>
        <table:table-row table:style-name="ro1">
          <table:table-cell office:value-type="string" calcext:value-type="string">
            <text:p>Rizal</text:p>
          </table:table-cell>
          <table:table-cell office:value-type="float" office:value="7104" calcext:value-type="float">
            <text:p>7104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7104,'Rizal',65,1)" calcext:value-type="string">
            <text:p>insert into t_town values (7104,'Rizal',65,1)</text:p>
          </table:table-cell>
        </table:table-row>
        <table:table-row table:style-name="ro1">
          <table:table-cell office:value-type="string" calcext:value-type="string">
            <text:p>Roxas</text:p>
          </table:table-cell>
          <table:table-cell office:value-type="float" office:value="7102" calcext:value-type="float">
            <text:p>7102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7102,'Roxas',65,1)" calcext:value-type="string">
            <text:p>insert into t_town values (7102,'Roxas',65,1)</text:p>
          </table:table-cell>
        </table:table-row>
        <table:table-row table:style-name="ro1">
          <table:table-cell office:value-type="string" calcext:value-type="string">
            <text:p>Salug</text:p>
          </table:table-cell>
          <table:table-cell office:value-type="float" office:value="7114" calcext:value-type="float">
            <text:p>7114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7114,'Salug',65,1)" calcext:value-type="string">
            <text:p>insert into t_town values (7114,'Salug',65,1)</text:p>
          </table:table-cell>
        </table:table-row>
        <table:table-row table:style-name="ro1">
          <table:table-cell office:value-type="string" calcext:value-type="string">
            <text:p>Sergio Osmena</text:p>
          </table:table-cell>
          <table:table-cell office:value-type="float" office:value="7108" calcext:value-type="float">
            <text:p>7108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7108,'Sergio Osmena',65,1)" calcext:value-type="string">
            <text:p>insert into t_town values (7108,'Sergio Osmena',65,1)</text:p>
          </table:table-cell>
        </table:table-row>
        <table:table-row table:style-name="ro1">
          <table:table-cell office:value-type="string" calcext:value-type="string">
            <text:p>Siayan</text:p>
          </table:table-cell>
          <table:table-cell office:value-type="float" office:value="7113" calcext:value-type="float">
            <text:p>7113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7113,'Siayan',65,1)" calcext:value-type="string">
            <text:p>insert into t_town values (7113,'Siayan',65,1)</text:p>
          </table:table-cell>
        </table:table-row>
        <table:table-row table:style-name="ro1">
          <table:table-cell office:value-type="string" calcext:value-type="string">
            <text:p>Sibuco</text:p>
          </table:table-cell>
          <table:table-cell office:value-type="float" office:value="7122" calcext:value-type="float">
            <text:p>7122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7122,'Sibuco',65,1)" calcext:value-type="string">
            <text:p>insert into t_town values (7122,'Sibuco',65,1)</text:p>
          </table:table-cell>
        </table:table-row>
        <table:table-row table:style-name="ro1">
          <table:table-cell office:value-type="string" calcext:value-type="string">
            <text:p>Sibutad</text:p>
          </table:table-cell>
          <table:table-cell office:value-type="float" office:value="7103" calcext:value-type="float">
            <text:p>7103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7103,'Sibutad',65,1)" calcext:value-type="string">
            <text:p>insert into t_town values (7103,'Sibutad',65,1)</text:p>
          </table:table-cell>
        </table:table-row>
        <table:table-row table:style-name="ro3">
          <table:table-cell office:value-type="string" calcext:value-type="string">
            <text:p>Sindangan</text:p>
            <text:p>(Leon B. Postigo)</text:p>
          </table:table-cell>
          <table:table-cell office:value-type="float" office:value="7112" calcext:value-type="float">
            <text:p>7112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7112,'Sindangan&#10;(Leon B. Postigo)',65,1)" calcext:value-type="string">
            <text:p>insert into t_town values (7112,'Sindangan</text:p>
            <text:p>(Leon B. Postigo)',65,1)</text:p>
          </table:table-cell>
        </table:table-row>
        <table:table-row table:style-name="ro1">
          <table:table-cell office:value-type="string" calcext:value-type="string">
            <text:p>Siocon</text:p>
          </table:table-cell>
          <table:table-cell office:value-type="float" office:value="7120" calcext:value-type="float">
            <text:p>7120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7120,'Siocon',65,1)" calcext:value-type="string">
            <text:p>insert into t_town values (7120,'Siocon',65,1)</text:p>
          </table:table-cell>
        </table:table-row>
        <table:table-row table:style-name="ro1">
          <table:table-cell office:value-type="string" calcext:value-type="string">
            <text:p>Siraway</text:p>
          </table:table-cell>
          <table:table-cell office:value-type="float" office:value="7121" calcext:value-type="float">
            <text:p>7121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7121,'Siraway',65,1)" calcext:value-type="string">
            <text:p>insert into t_town values (7121,'Siraway',65,1)</text:p>
          </table:table-cell>
        </table:table-row>
        <table:table-row table:style-name="ro1">
          <table:table-cell office:value-type="string" calcext:value-type="string">
            <text:p>Tampilisan</text:p>
          </table:table-cell>
          <table:table-cell office:value-type="float" office:value="7116" calcext:value-type="float">
            <text:p>7116</text:p>
          </table:table-cell>
          <table:table-cell office:value-type="float" office:value="65" calcext:value-type="float">
            <text:p>65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7116,'Tampilisan',65,1)" calcext:value-type="string">
            <text:p>insert into t_town values (7116,'Tampilisan',65,1)</text:p>
          </table:table-cell>
        </table:table-row>
      </table:table>
      <table:table table:name="Zambo Sur" table:style-name="ta1">
        <table:table-column table:style-name="co2" table:number-columns-repeated="3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Alicia</text:p>
          </table:table-cell>
          <table:table-cell office:value-type="float" office:value="7040" calcext:value-type="float">
            <text:p>7040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7040,'Alicia',62,1)" calcext:value-type="string">
            <text:p>insert into t_town values (7040,'Alicia',62,1)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7020" calcext:value-type="float">
            <text:p>7020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7020,'Aurora',62,1)" calcext:value-type="string">
            <text:p>insert into t_town values (7020,'Aurora',62,1)</text:p>
          </table:table-cell>
        </table:table-row>
        <table:table-row table:style-name="ro1">
          <table:table-cell office:value-type="string" calcext:value-type="string">
            <text:p>Bayog</text:p>
          </table:table-cell>
          <table:table-cell office:value-type="float" office:value="7011" calcext:value-type="float">
            <text:p>7011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7011,'Bayog',62,1)" calcext:value-type="string">
            <text:p>insert into t_town values (7011,'Bayog',62,1)</text:p>
          </table:table-cell>
        </table:table-row>
        <table:table-row table:style-name="ro1">
          <table:table-cell office:value-type="string" calcext:value-type="string">
            <text:p>Buug</text:p>
          </table:table-cell>
          <table:table-cell office:value-type="float" office:value="7009" calcext:value-type="float">
            <text:p>7009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7009,'Buug',62,1)" calcext:value-type="string">
            <text:p>insert into t_town values (7009,'Buug',62,1)</text:p>
          </table:table-cell>
        </table:table-row>
        <table:table-row table:style-name="ro1">
          <table:table-cell office:value-type="string" calcext:value-type="string">
            <text:p>Dimataling</text:p>
          </table:table-cell>
          <table:table-cell office:value-type="float" office:value="7032" calcext:value-type="float">
            <text:p>7032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7032,'Dimataling',62,1)" calcext:value-type="string">
            <text:p>insert into t_town values (7032,'Dimataling',62,1)</text:p>
          </table:table-cell>
        </table:table-row>
        <table:table-row table:style-name="ro1">
          <table:table-cell office:value-type="string" calcext:value-type="string">
            <text:p>Dinas</text:p>
          </table:table-cell>
          <table:table-cell office:value-type="float" office:value="7030" calcext:value-type="float">
            <text:p>7030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7030,'Dinas',62,1)" calcext:value-type="string">
            <text:p>insert into t_town values (7030,'Dinas',62,1)</text:p>
          </table:table-cell>
        </table:table-row>
        <table:table-row table:style-name="ro1">
          <table:table-cell office:value-type="string" calcext:value-type="string">
            <text:p>Diplahan</text:p>
          </table:table-cell>
          <table:table-cell office:value-type="float" office:value="7039" calcext:value-type="float">
            <text:p>7039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7039,'Diplahan',62,1)" calcext:value-type="string">
            <text:p>insert into t_town values (7039,'Diplahan',62,1)</text:p>
          </table:table-cell>
        </table:table-row>
        <table:table-row table:style-name="ro3">
          <table:table-cell office:value-type="string" calcext:value-type="string">
            <text:p>Don Mariano Marcos</text:p>
          </table:table-cell>
          <table:table-cell office:value-type="float" office:value="7022" calcext:value-type="float">
            <text:p>7022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7022,'Don Mariano Marcos',62,1)" calcext:value-type="string">
            <text:p>insert into t_town values (7022,'Don Mariano Marcos',62,1)</text:p>
          </table:table-cell>
        </table:table-row>
        <table:table-row table:style-name="ro1">
          <table:table-cell office:value-type="string" calcext:value-type="string">
            <text:p>Dumalinao</text:p>
          </table:table-cell>
          <table:table-cell office:value-type="float" office:value="7015" calcext:value-type="float">
            <text:p>701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7015,'Dumalinao',62,1)" calcext:value-type="string">
            <text:p>insert into t_town values (7015,'Dumalinao',62,1)</text:p>
          </table:table-cell>
        </table:table-row>
        <table:table-row table:style-name="ro1">
          <table:table-cell office:value-type="string" calcext:value-type="string">
            <text:p>Dumingag</text:p>
          </table:table-cell>
          <table:table-cell office:value-type="float" office:value="7028" calcext:value-type="float">
            <text:p>7028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7028,'Dumingag',62,1)" calcext:value-type="string">
            <text:p>insert into t_town values (7028,'Dumingag',62,1)</text:p>
          </table:table-cell>
        </table:table-row>
        <table:table-row table:style-name="ro1">
          <table:table-cell office:value-type="string" calcext:value-type="string">
            <text:p>Guipos</text:p>
          </table:table-cell>
          <table:table-cell office:value-type="float" office:value="7042" calcext:value-type="float">
            <text:p>7042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7042,'Guipos',62,1)" calcext:value-type="string">
            <text:p>insert into t_town values (7042,'Guipos',62,1)</text:p>
          </table:table-cell>
        </table:table-row>
        <table:table-row table:style-name="ro1">
          <table:table-cell office:value-type="string" calcext:value-type="string">
            <text:p>Imelda</text:p>
          </table:table-cell>
          <table:table-cell office:value-type="float" office:value="7007" calcext:value-type="float">
            <text:p>7007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7007,'Imelda',62,1)" calcext:value-type="string">
            <text:p>insert into t_town values (7007,'Imelda',62,1)</text:p>
          </table:table-cell>
        </table:table-row>
        <table:table-row table:style-name="ro1">
          <table:table-cell office:value-type="string" calcext:value-type="string">
            <text:p>Ipil</text:p>
          </table:table-cell>
          <table:table-cell office:value-type="float" office:value="7001" calcext:value-type="float">
            <text:p>7001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7001,'Ipil',62,1)" calcext:value-type="string">
            <text:p>insert into t_town values (7001,'Ipil',62,1)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7027" calcext:value-type="float">
            <text:p>7027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7027,'Josefina',62,1)" calcext:value-type="string">
            <text:p>insert into t_town values (7027,'Josefina',62,1)</text:p>
          </table:table-cell>
        </table:table-row>
        <table:table-row table:style-name="ro1">
          <table:table-cell office:value-type="string" calcext:value-type="string">
            <text:p>Kabasalan</text:p>
          </table:table-cell>
          <table:table-cell office:value-type="float" office:value="7005" calcext:value-type="float">
            <text:p>700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7005,'Kabasalan',62,1)" calcext:value-type="string">
            <text:p>insert into t_town values (7005,'Kabasalan',62,1)</text:p>
          </table:table-cell>
        </table:table-row>
        <table:table-row table:style-name="ro1">
          <table:table-cell office:value-type="string" calcext:value-type="string">
            <text:p>Kumalarang</text:p>
          </table:table-cell>
          <table:table-cell office:value-type="float" office:value="7013" calcext:value-type="float">
            <text:p>7013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7013,'Kumalarang',62,1)" calcext:value-type="string">
            <text:p>insert into t_town values (7013,'Kumalarang',62,1)</text:p>
          </table:table-cell>
        </table:table-row>
        <table:table-row table:style-name="ro1">
          <table:table-cell office:value-type="string" calcext:value-type="string">
            <text:p>Labangan</text:p>
          </table:table-cell>
          <table:table-cell office:value-type="float" office:value="7017" calcext:value-type="float">
            <text:p>7017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7017,'Labangan',62,1)" calcext:value-type="string">
            <text:p>insert into t_town values (7017,'Labangan',62,1)</text:p>
          </table:table-cell>
        </table:table-row>
        <table:table-row table:style-name="ro1">
          <table:table-cell office:value-type="string" calcext:value-type="string">
            <text:p>Lakewood</text:p>
          </table:table-cell>
          <table:table-cell office:value-type="float" office:value="7014" calcext:value-type="float">
            <text:p>7014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7014,'Lakewood',62,1)" calcext:value-type="string">
            <text:p>insert into t_town values (7014,'Lakewood',62,1)</text:p>
          </table:table-cell>
        </table:table-row>
        <table:table-row table:style-name="ro1">
          <table:table-cell office:value-type="string" calcext:value-type="string">
            <text:p>Lapuyan</text:p>
          </table:table-cell>
          <table:table-cell office:value-type="float" office:value="7037" calcext:value-type="float">
            <text:p>7037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7037,'Lapuyan',62,1)" calcext:value-type="string">
            <text:p>insert into t_town values (7037,'Lapuyan',62,1)</text:p>
          </table:table-cell>
        </table:table-row>
        <table:table-row table:style-name="ro1">
          <table:table-cell office:value-type="string" calcext:value-type="string">
            <text:p>Mabuhay</text:p>
          </table:table-cell>
          <table:table-cell office:value-type="float" office:value="7010" calcext:value-type="float">
            <text:p>7010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7010,'Mabuhay',62,1)" calcext:value-type="string">
            <text:p>insert into t_town values (7010,'Mabuhay',62,1)</text:p>
          </table:table-cell>
        </table:table-row>
        <table:table-row table:style-name="ro1">
          <table:table-cell office:value-type="string" calcext:value-type="string">
            <text:p>Mahayag</text:p>
          </table:table-cell>
          <table:table-cell office:value-type="float" office:value="7026" calcext:value-type="float">
            <text:p>7026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7026,'Mahayag',62,1)" calcext:value-type="string">
            <text:p>insert into t_town values (7026,'Mahayag',62,1)</text:p>
          </table:table-cell>
        </table:table-row>
        <table:table-row table:style-name="ro1">
          <table:table-cell office:value-type="string" calcext:value-type="string">
            <text:p>Malangas</text:p>
          </table:table-cell>
          <table:table-cell office:value-type="float" office:value="7038" calcext:value-type="float">
            <text:p>7038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7038,'Malangas',62,1)" calcext:value-type="string">
            <text:p>insert into t_town values (7038,'Malangas',62,1)</text:p>
          </table:table-cell>
        </table:table-row>
        <table:table-row table:style-name="ro3">
          <table:table-cell office:value-type="string" calcext:value-type="string">
            <text:p>Margo Sa Tubig</text:p>
          </table:table-cell>
          <table:table-cell office:value-type="float" office:value="7035" calcext:value-type="float">
            <text:p>703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7035,'Margo Sa Tubig',62,1)" calcext:value-type="string">
            <text:p>insert into t_town values (7035,'Margo Sa Tubig',62,1)</text:p>
          </table:table-cell>
        </table:table-row>
        <table:table-row table:style-name="ro1">
          <table:table-cell office:value-type="string" calcext:value-type="string">
            <text:p>Midsalip</text:p>
          </table:table-cell>
          <table:table-cell office:value-type="float" office:value="7021" calcext:value-type="float">
            <text:p>7021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7021,'Midsalip',62,1)" calcext:value-type="string">
            <text:p>insert into t_town values (7021,'Midsalip',62,1)</text:p>
          </table:table-cell>
        </table:table-row>
        <table:table-row table:style-name="ro1">
          <table:table-cell office:value-type="string" calcext:value-type="string">
            <text:p>Molave</text:p>
          </table:table-cell>
          <table:table-cell office:value-type="float" office:value="7023" calcext:value-type="float">
            <text:p>7023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7023,'Molave',62,1)" calcext:value-type="string">
            <text:p>insert into t_town values (7023,'Molave',62,1)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office:value-type="float" office:value="7004" calcext:value-type="float">
            <text:p>7004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6];&quot;,'&quot;;[.A26];&quot;',&quot;;[.C26];&quot;,&quot;;1;&quot;)&quot;)" office:value-type="string" office:string-value="insert into t_town values (7004,'Naga',62,1)" calcext:value-type="string">
            <text:p>insert into t_town values (7004,'Naga',62,1)</text:p>
          </table:table-cell>
        </table:table-row>
        <table:table-row table:style-name="ro1">
          <table:table-cell office:value-type="string" calcext:value-type="string">
            <text:p>Olutanga</text:p>
          </table:table-cell>
          <table:table-cell office:value-type="float" office:value="7041" calcext:value-type="float">
            <text:p>7041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7];&quot;,'&quot;;[.A27];&quot;',&quot;;[.C27];&quot;,&quot;;1;&quot;)&quot;)" office:value-type="string" office:string-value="insert into t_town values (7041,'Olutanga',62,1)" calcext:value-type="string">
            <text:p>insert into t_town values (7041,'Olutanga',62,1)</text:p>
          </table:table-cell>
        </table:table-row>
        <table:table-row table:style-name="ro1">
          <table:table-cell office:value-type="string" calcext:value-type="string">
            <text:p>Pagadian City</text:p>
          </table:table-cell>
          <table:table-cell office:value-type="float" office:value="7016" calcext:value-type="float">
            <text:p>7016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8];&quot;,'&quot;;[.A28];&quot;',&quot;;[.C28];&quot;,&quot;;1;&quot;)&quot;)" office:value-type="string" office:string-value="insert into t_town values (7016,'Pagadian City',62,1)" calcext:value-type="string">
            <text:p>insert into t_town values (7016,'Pagadian City',62,1)</text:p>
          </table:table-cell>
        </table:table-row>
        <table:table-row table:style-name="ro1">
          <table:table-cell office:value-type="string" calcext:value-type="string">
            <text:p>Payao</text:p>
          </table:table-cell>
          <table:table-cell office:value-type="float" office:value="7008" calcext:value-type="float">
            <text:p>7008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29];&quot;,'&quot;;[.A29];&quot;',&quot;;[.C29];&quot;,&quot;;1;&quot;)&quot;)" office:value-type="string" office:string-value="insert into t_town values (7008,'Payao',62,1)" calcext:value-type="string">
            <text:p>insert into t_town values (7008,'Payao',62,1)</text:p>
          </table:table-cell>
        </table:table-row>
        <table:table-row table:style-name="ro1">
          <table:table-cell office:value-type="string" calcext:value-type="string">
            <text:p>Pitogo</text:p>
          </table:table-cell>
          <table:table-cell office:value-type="float" office:value="7033" calcext:value-type="float">
            <text:p>7033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0];&quot;,'&quot;;[.A30];&quot;',&quot;;[.C30];&quot;,&quot;;1;&quot;)&quot;)" office:value-type="string" office:string-value="insert into t_town values (7033,'Pitogo',62,1)" calcext:value-type="string">
            <text:p>insert into t_town values (7033,'Pitogo',62,1)</text:p>
          </table:table-cell>
        </table:table-row>
        <table:table-row table:style-name="ro3">
          <table:table-cell office:value-type="string" calcext:value-type="string">
            <text:p>Ramon Magsaysay</text:p>
          </table:table-cell>
          <table:table-cell office:value-type="float" office:value="7024" calcext:value-type="float">
            <text:p>7024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1];&quot;,'&quot;;[.A31];&quot;',&quot;;[.C31];&quot;,&quot;;1;&quot;)&quot;)" office:value-type="string" office:string-value="insert into t_town values (7024,'Ramon Magsaysay',62,1)" calcext:value-type="string">
            <text:p>insert into t_town values (7024,'Ramon Magsaysay',62,1)</text:p>
          </table:table-cell>
        </table:table-row>
        <table:table-row table:style-name="ro1">
          <table:table-cell office:value-type="string" calcext:value-type="string">
            <text:p>Reseller Lim</text:p>
          </table:table-cell>
          <table:table-cell office:value-type="float" office:value="7002" calcext:value-type="float">
            <text:p>7002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2];&quot;,'&quot;;[.A32];&quot;',&quot;;[.C32];&quot;,&quot;;1;&quot;)&quot;)" office:value-type="string" office:string-value="insert into t_town values (7002,'Reseller Lim',62,1)" calcext:value-type="string">
            <text:p>insert into t_town values (7002,'Reseller Lim',62,1)</text:p>
          </table:table-cell>
        </table:table-row>
        <table:table-row table:style-name="ro1">
          <table:table-cell office:value-type="string" calcext:value-type="string">
            <text:p>San Miguel</text:p>
          </table:table-cell>
          <table:table-cell office:value-type="float" office:value="7029" calcext:value-type="float">
            <text:p>7029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3];&quot;,'&quot;;[.A33];&quot;',&quot;;[.C33];&quot;,&quot;;1;&quot;)&quot;)" office:value-type="string" office:string-value="insert into t_town values (7029,'San Miguel',62,1)" calcext:value-type="string">
            <text:p>insert into t_town values (7029,'San Miguel',62,1)</text:p>
          </table:table-cell>
        </table:table-row>
        <table:table-row table:style-name="ro1">
          <table:table-cell office:value-type="string" calcext:value-type="string">
            <text:p>San Pablo</text:p>
          </table:table-cell>
          <table:table-cell office:value-type="float" office:value="7031" calcext:value-type="float">
            <text:p>7031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4];&quot;,'&quot;;[.A34];&quot;',&quot;;[.C34];&quot;,&quot;;1;&quot;)&quot;)" office:value-type="string" office:string-value="insert into t_town values (7031,'San Pablo',62,1)" calcext:value-type="string">
            <text:p>insert into t_town values (7031,'San Pablo',62,1)</text:p>
          </table:table-cell>
        </table:table-row>
        <table:table-row table:style-name="ro1">
          <table:table-cell office:value-type="string" calcext:value-type="string">
            <text:p>Siay</text:p>
          </table:table-cell>
          <table:table-cell office:value-type="float" office:value="7006" calcext:value-type="float">
            <text:p>7006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5];&quot;,'&quot;;[.A35];&quot;',&quot;;[.C35];&quot;,&quot;;1;&quot;)&quot;)" office:value-type="string" office:string-value="insert into t_town values (7006,'Siay',62,1)" calcext:value-type="string">
            <text:p>insert into t_town values (7006,'Siay',62,1)</text:p>
          </table:table-cell>
        </table:table-row>
        <table:table-row table:style-name="ro1">
          <table:table-cell office:value-type="string" calcext:value-type="string">
            <text:p>Tabina</text:p>
          </table:table-cell>
          <table:table-cell office:value-type="float" office:value="7034" calcext:value-type="float">
            <text:p>7034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6];&quot;,'&quot;;[.A36];&quot;',&quot;;[.C36];&quot;,&quot;;1;&quot;)&quot;)" office:value-type="string" office:string-value="insert into t_town values (7034,'Tabina',62,1)" calcext:value-type="string">
            <text:p>insert into t_town values (7034,'Tabina',62,1)</text:p>
          </table:table-cell>
        </table:table-row>
        <table:table-row table:style-name="ro1">
          <table:table-cell office:value-type="string" calcext:value-type="string">
            <text:p>Talusan</text:p>
          </table:table-cell>
          <table:table-cell office:value-type="float" office:value="7012" calcext:value-type="float">
            <text:p>7012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7];&quot;,'&quot;;[.A37];&quot;',&quot;;[.C37];&quot;,&quot;;1;&quot;)&quot;)" office:value-type="string" office:string-value="insert into t_town values (7012,'Talusan',62,1)" calcext:value-type="string">
            <text:p>insert into t_town values (7012,'Talusan',62,1)</text:p>
          </table:table-cell>
        </table:table-row>
        <table:table-row table:style-name="ro1">
          <table:table-cell office:value-type="string" calcext:value-type="string">
            <text:p>Tambulig</text:p>
          </table:table-cell>
          <table:table-cell office:value-type="float" office:value="7025" calcext:value-type="float">
            <text:p>7025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8];&quot;,'&quot;;[.A38];&quot;',&quot;;[.C38];&quot;,&quot;;1;&quot;)&quot;)" office:value-type="string" office:string-value="insert into t_town values (7025,'Tambulig',62,1)" calcext:value-type="string">
            <text:p>insert into t_town values (7025,'Tambulig',62,1)</text:p>
          </table:table-cell>
        </table:table-row>
        <table:table-row table:style-name="ro1">
          <table:table-cell office:value-type="string" calcext:value-type="string">
            <text:p>Tigbad</text:p>
          </table:table-cell>
          <table:table-cell office:value-type="float" office:value="7043" calcext:value-type="float">
            <text:p>7043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39];&quot;,'&quot;;[.A39];&quot;',&quot;;[.C39];&quot;,&quot;;1;&quot;)&quot;)" office:value-type="string" office:string-value="insert into t_town values (7043,'Tigbad',62,1)" calcext:value-type="string">
            <text:p>insert into t_town values (7043,'Tigbad',62,1)</text:p>
          </table:table-cell>
        </table:table-row>
        <table:table-row table:style-name="ro1">
          <table:table-cell office:value-type="string" calcext:value-type="string">
            <text:p>Titay</text:p>
          </table:table-cell>
          <table:table-cell office:value-type="float" office:value="7003" calcext:value-type="float">
            <text:p>7003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0];&quot;,'&quot;;[.A40];&quot;',&quot;;[.C40];&quot;,&quot;;1;&quot;)&quot;)" office:value-type="string" office:string-value="insert into t_town values (7003,'Titay',62,1)" calcext:value-type="string">
            <text:p>insert into t_town values (7003,'Titay',62,1)</text:p>
          </table:table-cell>
        </table:table-row>
        <table:table-row table:style-name="ro1">
          <table:table-cell office:value-type="string" calcext:value-type="string">
            <text:p>Tukuran</text:p>
          </table:table-cell>
          <table:table-cell office:value-type="float" office:value="7019" calcext:value-type="float">
            <text:p>7019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1];&quot;,'&quot;;[.A41];&quot;',&quot;;[.C41];&quot;,&quot;;1;&quot;)&quot;)" office:value-type="string" office:string-value="insert into t_town values (7019,'Tukuran',62,1)" calcext:value-type="string">
            <text:p>insert into t_town values (7019,'Tukuran',62,1)</text:p>
          </table:table-cell>
        </table:table-row>
        <table:table-row table:style-name="ro1">
          <table:table-cell office:value-type="string" calcext:value-type="string">
            <text:p>Tungawan</text:p>
          </table:table-cell>
          <table:table-cell office:value-type="float" office:value="7018" calcext:value-type="float">
            <text:p>7018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2];&quot;,'&quot;;[.A42];&quot;',&quot;;[.C42];&quot;,&quot;;1;&quot;)&quot;)" office:value-type="string" office:string-value="insert into t_town values (7018,'Tungawan',62,1)" calcext:value-type="string">
            <text:p>insert into t_town values (7018,'Tungawan',62,1)</text:p>
          </table:table-cell>
        </table:table-row>
        <table:table-row table:style-name="ro3">
          <table:table-cell office:value-type="string" calcext:value-type="string">
            <text:p>Vicencio Sagun</text:p>
          </table:table-cell>
          <table:table-cell office:value-type="float" office:value="7036" calcext:value-type="float">
            <text:p>7036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3];&quot;,'&quot;;[.A43];&quot;',&quot;;[.C43];&quot;,&quot;;1;&quot;)&quot;)" office:value-type="string" office:string-value="insert into t_town values (7036,'Vicencio Sagun',62,1)" calcext:value-type="string">
            <text:p>insert into t_town values (7036,'Vicencio Sagun',62,1)</text:p>
          </table:table-cell>
        </table:table-row>
        <table:table-row table:style-name="ro3">
          <table:table-cell office:value-type="string" calcext:value-type="string">
            <text:p>Zamboanga City</text:p>
          </table:table-cell>
          <table:table-cell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formula="of:=COM.MICROSOFT.CONCAT(&quot;insert into t_town values (&quot; ;[.B44];&quot;,'&quot;;[.A44];&quot;',&quot;;[.C44];&quot;,&quot;;1;&quot;)&quot;)" office:value-type="string" office:string-value="insert into t_town values (7000,'Zamboanga City',62,1)" calcext:value-type="string">
            <text:p>insert into t_town values (7000,'Zamboanga City',62,1)</text:p>
          </table:table-cell>
        </table:table-row>
      </table:table>
      <table:table table:name="Mis Occ" table:style-name="ta1">
        <table:table-column table:style-name="co2" table:number-columns-repeated="3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Aloran</text:p>
          </table:table-cell>
          <table:table-cell office:value-type="float" office:value="7206" calcext:value-type="float">
            <text:p>7206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7206,'Aloran',88,1)" calcext:value-type="string">
            <text:p>insert into t_town values (7206,'Aloran',88,1)</text:p>
          </table:table-cell>
        </table:table-row>
        <table:table-row table:style-name="ro1">
          <table:table-cell office:value-type="string" calcext:value-type="string">
            <text:p>Baliangao</text:p>
          </table:table-cell>
          <table:table-cell office:value-type="float" office:value="7211" calcext:value-type="float">
            <text:p>7211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7211,'Baliangao',88,1)" calcext:value-type="string">
            <text:p>insert into t_town values (7211,'Baliangao',88,1)</text:p>
          </table:table-cell>
        </table:table-row>
        <table:table-row table:style-name="ro1">
          <table:table-cell office:value-type="string" calcext:value-type="string">
            <text:p>Bonifacio</text:p>
          </table:table-cell>
          <table:table-cell office:value-type="float" office:value="7215" calcext:value-type="float">
            <text:p>7215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7215,'Bonifacio',88,1)" calcext:value-type="string">
            <text:p>insert into t_town values (7215,'Bonifacio',88,1)</text:p>
          </table:table-cell>
        </table:table-row>
        <table:table-row table:style-name="ro1">
          <table:table-cell office:value-type="string" calcext:value-type="string">
            <text:p>Calamba</text:p>
          </table:table-cell>
          <table:table-cell office:value-type="float" office:value="7210" calcext:value-type="float">
            <text:p>7210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7210,'Calamba',88,1)" calcext:value-type="string">
            <text:p>insert into t_town values (7210,'Calamba',88,1)</text:p>
          </table:table-cell>
        </table:table-row>
        <table:table-row table:style-name="ro1">
          <table:table-cell office:value-type="string" calcext:value-type="string">
            <text:p>Clarin</text:p>
          </table:table-cell>
          <table:table-cell office:value-type="float" office:value="7201" calcext:value-type="float">
            <text:p>7201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7201,'Clarin',88,1)" calcext:value-type="string">
            <text:p>insert into t_town values (7201,'Clarin',88,1)</text:p>
          </table:table-cell>
        </table:table-row>
        <table:table-row table:style-name="ro1">
          <table:table-cell office:value-type="string" calcext:value-type="string">
            <text:p>Concepcion</text:p>
          </table:table-cell>
          <table:table-cell office:value-type="float" office:value="7213" calcext:value-type="float">
            <text:p>7213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7213,'Concepcion',88,1)" calcext:value-type="string">
            <text:p>insert into t_town values (7213,'Concepcion',88,1)</text:p>
          </table:table-cell>
        </table:table-row>
        <table:table-row table:style-name="ro1">
          <table:table-cell office:value-type="string" calcext:value-type="string">
            <text:p>Jimenez</text:p>
          </table:table-cell>
          <table:table-cell office:value-type="float" office:value="7204" calcext:value-type="float">
            <text:p>7204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7204,'Jimenez',88,1)" calcext:value-type="string">
            <text:p>insert into t_town values (7204,'Jimenez',88,1)</text:p>
          </table:table-cell>
        </table:table-row>
        <table:table-row table:style-name="ro1">
          <table:table-cell office:value-type="string" calcext:value-type="string">
            <text:p>Lopez Jaena</text:p>
          </table:table-cell>
          <table:table-cell office:value-type="float" office:value="7208" calcext:value-type="float">
            <text:p>7208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7208,'Lopez Jaena',88,1)" calcext:value-type="string">
            <text:p>insert into t_town values (7208,'Lopez Jaena',88,1)</text:p>
          </table:table-cell>
        </table:table-row>
        <table:table-row table:style-name="ro1">
          <table:table-cell office:value-type="string" calcext:value-type="string">
            <text:p>Oroquieta City</text:p>
          </table:table-cell>
          <table:table-cell office:value-type="float" office:value="7207" calcext:value-type="float">
            <text:p>7207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7207,'Oroquieta City',88,1)" calcext:value-type="string">
            <text:p>insert into t_town values (7207,'Oroquieta City',88,1)</text:p>
          </table:table-cell>
        </table:table-row>
        <table:table-row table:style-name="ro1">
          <table:table-cell office:value-type="string" calcext:value-type="string">
            <text:p>Ozamis City</text:p>
          </table:table-cell>
          <table:table-cell office:value-type="float" office:value="7200" calcext:value-type="float">
            <text:p>7200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7200,'Ozamis City',88,1)" calcext:value-type="string">
            <text:p>insert into t_town values (7200,'Ozamis City',88,1)</text:p>
          </table:table-cell>
        </table:table-row>
        <table:table-row table:style-name="ro1">
          <table:table-cell office:value-type="string" calcext:value-type="string">
            <text:p>Panaon</text:p>
          </table:table-cell>
          <table:table-cell office:value-type="float" office:value="7205" calcext:value-type="float">
            <text:p>7205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7205,'Panaon',88,1)" calcext:value-type="string">
            <text:p>insert into t_town values (7205,'Panaon',88,1)</text:p>
          </table:table-cell>
        </table:table-row>
        <table:table-row table:style-name="ro1">
          <table:table-cell office:value-type="string" calcext:value-type="string">
            <text:p>Plaridel</text:p>
          </table:table-cell>
          <table:table-cell office:value-type="float" office:value="7209" calcext:value-type="float">
            <text:p>7209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7209,'Plaridel',88,1)" calcext:value-type="string">
            <text:p>insert into t_town values (7209,'Plaridel',88,1)</text:p>
          </table:table-cell>
        </table:table-row>
        <table:table-row table:style-name="ro3">
          <table:table-cell office:value-type="string" calcext:value-type="string">
            <text:p>Sapang Dalaga</text:p>
          </table:table-cell>
          <table:table-cell office:value-type="float" office:value="7212" calcext:value-type="float">
            <text:p>7212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7212,'Sapang Dalaga',88,1)" calcext:value-type="string">
            <text:p>insert into t_town values (7212,'Sapang Dalaga',88,1)</text:p>
          </table:table-cell>
        </table:table-row>
        <table:table-row table:style-name="ro1">
          <table:table-cell office:value-type="string" calcext:value-type="string">
            <text:p>Sinacaban</text:p>
          </table:table-cell>
          <table:table-cell office:value-type="float" office:value="7203" calcext:value-type="float">
            <text:p>7203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7203,'Sinacaban',88,1)" calcext:value-type="string">
            <text:p>insert into t_town values (7203,'Sinacaban',88,1)</text:p>
          </table:table-cell>
        </table:table-row>
        <table:table-row table:style-name="ro1">
          <table:table-cell office:value-type="string" calcext:value-type="string">
            <text:p>Tangub City</text:p>
          </table:table-cell>
          <table:table-cell office:value-type="float" office:value="7214" calcext:value-type="float">
            <text:p>7214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7214,'Tangub City',88,1)" calcext:value-type="string">
            <text:p>insert into t_town values (7214,'Tangub City',88,1)</text:p>
          </table:table-cell>
        </table:table-row>
        <table:table-row table:style-name="ro1">
          <table:table-cell office:value-type="string" calcext:value-type="string">
            <text:p>Tudela</text:p>
          </table:table-cell>
          <table:table-cell office:value-type="float" office:value="7202" calcext:value-type="float">
            <text:p>7202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7202,'Tudela',88,1)" calcext:value-type="string">
            <text:p>insert into t_town values (7202,'Tudela',88,1)</text:p>
          </table:table-cell>
        </table:table-row>
      </table:table>
      <table:table table:name="Mis Or." table:style-name="ta1">
        <table:table-column table:style-name="co2" table:number-columns-repeated="3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Alubijid</text:p>
          </table:table-cell>
          <table:table-cell office:value-type="float" office:value="9018" calcext:value-type="float">
            <text:p>9018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9018,'Alubijid',88,1)" calcext:value-type="string">
            <text:p>insert into t_town values (9018,'Alubijid',88,1)</text:p>
          </table:table-cell>
        </table:table-row>
        <table:table-row table:style-name="ro1">
          <table:table-cell office:value-type="string" calcext:value-type="string">
            <text:p>Balingasag</text:p>
          </table:table-cell>
          <table:table-cell office:value-type="float" office:value="9005" calcext:value-type="float">
            <text:p>9005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9005,'Balingasag',88,1)" calcext:value-type="string">
            <text:p>insert into t_town values (9005,'Balingasag',88,1)</text:p>
          </table:table-cell>
        </table:table-row>
        <table:table-row table:style-name="ro1">
          <table:table-cell office:value-type="string" calcext:value-type="string">
            <text:p>Balinguan</text:p>
          </table:table-cell>
          <table:table-cell office:value-type="float" office:value="9011" calcext:value-type="float">
            <text:p>9011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9011,'Balinguan',88,1)" calcext:value-type="string">
            <text:p>insert into t_town values (9011,'Balinguan',88,1)</text:p>
          </table:table-cell>
        </table:table-row>
        <table:table-row table:style-name="ro1">
          <table:table-cell office:value-type="string" calcext:value-type="string">
            <text:p>Binuangan</text:p>
          </table:table-cell>
          <table:table-cell office:value-type="float" office:value="9008" calcext:value-type="float">
            <text:p>9008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9008,'Binuangan',88,1)" calcext:value-type="string">
            <text:p>insert into t_town values (9008,'Binuangan',88,1)</text:p>
          </table:table-cell>
        </table:table-row>
        <table:table-row table:style-name="ro3">
          <table:table-cell office:value-type="string" calcext:value-type="string">
            <text:p>Cagayan de Oro City</text:p>
          </table:table-cell>
          <table:table-cell office:value-type="float" office:value="9000" calcext:value-type="float">
            <text:p>9000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9000,'Cagayan de Oro City',88,1)" calcext:value-type="string">
            <text:p>insert into t_town values (9000,'Cagayan de Oro City',88,1)</text:p>
          </table:table-cell>
        </table:table-row>
        <table:table-row table:style-name="ro1">
          <table:table-cell office:value-type="string" calcext:value-type="string">
            <text:p>Claveria</text:p>
          </table:table-cell>
          <table:table-cell office:value-type="float" office:value="9004" calcext:value-type="float">
            <text:p>9004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9004,'Claveria',88,1)" calcext:value-type="string">
            <text:p>insert into t_town values (9004,'Claveria',88,1)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9017" calcext:value-type="float">
            <text:p>9017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9017,'El Salvador',88,1)" calcext:value-type="string">
            <text:p>insert into t_town values (9017,'El Salvador',88,1)</text:p>
          </table:table-cell>
        </table:table-row>
        <table:table-row table:style-name="ro1">
          <table:table-cell office:value-type="string" calcext:value-type="string">
            <text:p>Gingoog City</text:p>
          </table:table-cell>
          <table:table-cell office:value-type="float" office:value="9014" calcext:value-type="float">
            <text:p>9014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9014,'Gingoog City',88,1)" calcext:value-type="string">
            <text:p>insert into t_town values (9014,'Gingoog City',88,1)</text:p>
          </table:table-cell>
        </table:table-row>
        <table:table-row table:style-name="ro1">
          <table:table-cell office:value-type="string" calcext:value-type="string">
            <text:p>Gitaum</text:p>
          </table:table-cell>
          <table:table-cell office:value-type="float" office:value="9020" calcext:value-type="float">
            <text:p>9020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9020,'Gitaum',88,1)" calcext:value-type="string">
            <text:p>insert into t_town values (9020,'Gitaum',88,1)</text:p>
          </table:table-cell>
        </table:table-row>
        <table:table-row table:style-name="ro1">
          <table:table-cell office:value-type="string" calcext:value-type="string">
            <text:p>Initao</text:p>
          </table:table-cell>
          <table:table-cell office:value-type="float" office:value="9022" calcext:value-type="float">
            <text:p>9022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9022,'Initao',88,1)" calcext:value-type="string">
            <text:p>insert into t_town values (9022,'Initao',88,1)</text:p>
          </table:table-cell>
        </table:table-row>
        <table:table-row table:style-name="ro1">
          <table:table-cell office:value-type="string" calcext:value-type="string">
            <text:p>Jasaan</text:p>
          </table:table-cell>
          <table:table-cell office:value-type="float" office:value="9003" calcext:value-type="float">
            <text:p>9003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9003,'Jasaan',88,1)" calcext:value-type="string">
            <text:p>insert into t_town values (9003,'Jasaan',88,1)</text:p>
          </table:table-cell>
        </table:table-row>
        <table:table-row table:style-name="ro1">
          <table:table-cell office:value-type="string" calcext:value-type="string">
            <text:p>Kinogitan</text:p>
          </table:table-cell>
          <table:table-cell office:value-type="float" office:value="9010" calcext:value-type="float">
            <text:p>9010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9010,'Kinogitan',88,1)" calcext:value-type="string">
            <text:p>insert into t_town values (9010,'Kinogitan',88,1)</text:p>
          </table:table-cell>
        </table:table-row>
        <table:table-row table:style-name="ro1">
          <table:table-cell office:value-type="string" calcext:value-type="string">
            <text:p>Lagonglong</text:p>
          </table:table-cell>
          <table:table-cell office:value-type="float" office:value="9006" calcext:value-type="float">
            <text:p>9006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9006,'Lagonglong',88,1)" calcext:value-type="string">
            <text:p>insert into t_town values (9006,'Lagonglong',88,1)</text:p>
          </table:table-cell>
        </table:table-row>
        <table:table-row table:style-name="ro1">
          <table:table-cell office:value-type="string" calcext:value-type="string">
            <text:p>Laguidingan</text:p>
          </table:table-cell>
          <table:table-cell office:value-type="float" office:value="9019" calcext:value-type="float">
            <text:p>9019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9019,'Laguidingan',88,1)" calcext:value-type="string">
            <text:p>insert into t_town values (9019,'Laguidingan',88,1)</text:p>
          </table:table-cell>
        </table:table-row>
        <table:table-row table:style-name="ro1">
          <table:table-cell office:value-type="string" calcext:value-type="string">
            <text:p>Libertad</text:p>
          </table:table-cell>
          <table:table-cell office:value-type="float" office:value="9021" calcext:value-type="float">
            <text:p>9021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9021,'Libertad',88,1)" calcext:value-type="string">
            <text:p>insert into t_town values (9021,'Libertad',88,1)</text:p>
          </table:table-cell>
        </table:table-row>
        <table:table-row table:style-name="ro1">
          <table:table-cell office:value-type="string" calcext:value-type="string">
            <text:p>Lugait</text:p>
          </table:table-cell>
          <table:table-cell office:value-type="float" office:value="9025" calcext:value-type="float">
            <text:p>9025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9025,'Lugait',88,1)" calcext:value-type="string">
            <text:p>insert into t_town values (9025,'Lugait',88,1)</text:p>
          </table:table-cell>
        </table:table-row>
        <table:table-row table:style-name="ro1">
          <table:table-cell office:value-type="string" calcext:value-type="string">
            <text:p>Magsaysay</text:p>
          </table:table-cell>
          <table:table-cell office:value-type="float" office:value="9015" calcext:value-type="float">
            <text:p>9015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9015,'Magsaysay',88,1)" calcext:value-type="string">
            <text:p>insert into t_town values (9015,'Magsaysay',88,1)</text:p>
          </table:table-cell>
        </table:table-row>
        <table:table-row table:style-name="ro1">
          <table:table-cell office:value-type="string" calcext:value-type="string">
            <text:p>Manticao</text:p>
          </table:table-cell>
          <table:table-cell office:value-type="float" office:value="9024" calcext:value-type="float">
            <text:p>9024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9024,'Manticao',88,1)" calcext:value-type="string">
            <text:p>insert into t_town values (9024,'Manticao',88,1)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9013" calcext:value-type="float">
            <text:p>9013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9013,'Medina',88,1)" calcext:value-type="string">
            <text:p>insert into t_town values (9013,'Medina',88,1)</text:p>
          </table:table-cell>
        </table:table-row>
        <table:table-row table:style-name="ro1">
          <table:table-cell office:value-type="string" calcext:value-type="string">
            <text:p>Naawan</text:p>
          </table:table-cell>
          <table:table-cell office:value-type="float" office:value="9023" calcext:value-type="float">
            <text:p>9023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9023,'Naawan',88,1)" calcext:value-type="string">
            <text:p>insert into t_town values (9023,'Naawan',88,1)</text:p>
          </table:table-cell>
        </table:table-row>
        <table:table-row table:style-name="ro1">
          <table:table-cell office:value-type="string" calcext:value-type="string">
            <text:p>Opol</text:p>
          </table:table-cell>
          <table:table-cell office:value-type="float" office:value="9016" calcext:value-type="float">
            <text:p>9016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9016,'Opol',88,1)" calcext:value-type="string">
            <text:p>insert into t_town values (9016,'Opol',88,1)</text:p>
          </table:table-cell>
        </table:table-row>
        <table:table-row table:style-name="ro1">
          <table:table-cell office:value-type="string" calcext:value-type="string">
            <text:p>Salay</text:p>
          </table:table-cell>
          <table:table-cell office:value-type="float" office:value="9007" calcext:value-type="float">
            <text:p>9007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9007,'Salay',88,1)" calcext:value-type="string">
            <text:p>insert into t_town values (9007,'Salay',88,1)</text:p>
          </table:table-cell>
        </table:table-row>
        <table:table-row table:style-name="ro3">
          <table:table-cell office:value-type="string" calcext:value-type="string">
            <text:p>Sugbongcogon</text:p>
          </table:table-cell>
          <table:table-cell office:value-type="float" office:value="9009" calcext:value-type="float">
            <text:p>9009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9009,'Sugbongcogon',88,1)" calcext:value-type="string">
            <text:p>insert into t_town values (9009,'Sugbongcogon',88,1)</text:p>
          </table:table-cell>
        </table:table-row>
        <table:table-row table:style-name="ro1">
          <table:table-cell office:value-type="string" calcext:value-type="string">
            <text:p>Tagoloan</text:p>
          </table:table-cell>
          <table:table-cell office:value-type="float" office:value="9001" calcext:value-type="float">
            <text:p>9001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9001,'Tagoloan',88,1)" calcext:value-type="string">
            <text:p>insert into t_town values (9001,'Tagoloan',88,1)</text:p>
          </table:table-cell>
        </table:table-row>
        <table:table-row table:style-name="ro1">
          <table:table-cell office:value-type="string" calcext:value-type="string">
            <text:p>Talisayan</text:p>
          </table:table-cell>
          <table:table-cell office:value-type="float" office:value="9012" calcext:value-type="float">
            <text:p>9012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9012,'Talisayan',88,1)" calcext:value-type="string">
            <text:p>insert into t_town values (9012,'Talisayan',88,1)</text:p>
          </table:table-cell>
        </table:table-row>
        <table:table-row table:style-name="ro1">
          <table:table-cell office:value-type="string" calcext:value-type="string">
            <text:p>Villanueva</text:p>
          </table:table-cell>
          <table:table-cell office:value-type="float" office:value="9002" calcext:value-type="float">
            <text:p>9002</text:p>
          </table:table-cell>
          <table:table-cell office:value-type="float" office:value="88" calcext:value-type="float">
            <text:p>88</text:p>
          </table:table-cell>
          <table:table-cell table:formula="of:=COM.MICROSOFT.CONCAT(&quot;insert into t_town values (&quot; ;[.B26];&quot;,'&quot;;[.A26];&quot;',&quot;;[.C26];&quot;,&quot;;1;&quot;)&quot;)" office:value-type="string" office:string-value="insert into t_town values (9002,'Villanueva',88,1)" calcext:value-type="string">
            <text:p>insert into t_town values (9002,'Villanueva',88,1)</text:p>
          </table:table-cell>
        </table:table-row>
      </table:table>
      <table:table table:name="Bohol" table:style-name="ta1">
        <table:table-column table:style-name="co2" table:number-columns-repeated="3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Albuquerque</text:p>
          </table:table-cell>
          <table:table-cell office:value-type="float" office:value="6302" calcext:value-type="float">
            <text:p>630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];&quot;,'&quot;;[.A1];&quot;',&quot;;[.C1];&quot;,&quot;;1;&quot;)&quot;)" office:value-type="string" office:string-value="insert into t_town values (6302,'Albuquerque',38,1)" calcext:value-type="string">
            <text:p>insert into t_town values (6302,'Albuquerque',38,1)</text:p>
          </table:table-cell>
        </table:table-row>
        <table:table-row table:style-name="ro1">
          <table:table-cell office:value-type="string" calcext:value-type="string">
            <text:p>Alicia</text:p>
          </table:table-cell>
          <table:table-cell office:value-type="float" office:value="6314" calcext:value-type="float">
            <text:p>6314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];&quot;,'&quot;;[.A2];&quot;',&quot;;[.C2];&quot;,&quot;;1;&quot;)&quot;)" office:value-type="string" office:string-value="insert into t_town values (6314,'Alicia',38,1)" calcext:value-type="string">
            <text:p>insert into t_town values (6314,'Alicia',38,1)</text:p>
          </table:table-cell>
        </table:table-row>
        <table:table-row table:style-name="ro1">
          <table:table-cell office:value-type="string" calcext:value-type="string">
            <text:p>Anda</text:p>
          </table:table-cell>
          <table:table-cell office:value-type="float" office:value="6311" calcext:value-type="float">
            <text:p>6311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];&quot;,'&quot;;[.A3];&quot;',&quot;;[.C3];&quot;,&quot;;1;&quot;)&quot;)" office:value-type="string" office:string-value="insert into t_town values (6311,'Anda',38,1)" calcext:value-type="string">
            <text:p>insert into t_town values (6311,'Anda',38,1)</text:p>
          </table:table-cell>
        </table:table-row>
        <table:table-row table:style-name="ro1">
          <table:table-cell office:value-type="string" calcext:value-type="string">
            <text:p>Antiquera</text:p>
          </table:table-cell>
          <table:table-cell office:value-type="float" office:value="6335" calcext:value-type="float">
            <text:p>6335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];&quot;,'&quot;;[.A4];&quot;',&quot;;[.C4];&quot;,&quot;;1;&quot;)&quot;)" office:value-type="string" office:string-value="insert into t_town values (6335,'Antiquera',38,1)" calcext:value-type="string">
            <text:p>insert into t_town values (6335,'Antiquera',38,1)</text:p>
          </table:table-cell>
        </table:table-row>
        <table:table-row table:style-name="ro1">
          <table:table-cell office:value-type="string" calcext:value-type="string">
            <text:p>Baclayon</text:p>
          </table:table-cell>
          <table:table-cell office:value-type="float" office:value="6301" calcext:value-type="float">
            <text:p>6301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5];&quot;,'&quot;;[.A5];&quot;',&quot;;[.C5];&quot;,&quot;;1;&quot;)&quot;)" office:value-type="string" office:string-value="insert into t_town values (6301,'Baclayon',38,1)" calcext:value-type="string">
            <text:p>insert into t_town values (6301,'Baclayon',38,1)</text:p>
          </table:table-cell>
        </table:table-row>
        <table:table-row table:style-name="ro1">
          <table:table-cell office:value-type="string" calcext:value-type="string">
            <text:p>Balilihan</text:p>
          </table:table-cell>
          <table:table-cell office:value-type="float" office:value="6342" calcext:value-type="float">
            <text:p>634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6];&quot;,'&quot;;[.A6];&quot;',&quot;;[.C6];&quot;,&quot;;1;&quot;)&quot;)" office:value-type="string" office:string-value="insert into t_town values (6342,'Balilihan',38,1)" calcext:value-type="string">
            <text:p>insert into t_town values (6342,'Balilihan',38,1)</text:p>
          </table:table-cell>
        </table:table-row>
        <table:table-row table:style-name="ro1">
          <table:table-cell office:value-type="string" calcext:value-type="string">
            <text:p>Batuan</text:p>
          </table:table-cell>
          <table:table-cell office:value-type="float" office:value="6318" calcext:value-type="float">
            <text:p>6318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7];&quot;,'&quot;;[.A7];&quot;',&quot;;[.C7];&quot;,&quot;;1;&quot;)&quot;)" office:value-type="string" office:string-value="insert into t_town values (6318,'Batuan',38,1)" calcext:value-type="string">
            <text:p>insert into t_town values (6318,'Batuan',38,1)</text:p>
          </table:table-cell>
        </table:table-row>
        <table:table-row table:style-name="ro1">
          <table:table-cell office:value-type="string" calcext:value-type="string">
            <text:p>Bien Unido</text:p>
          </table:table-cell>
          <table:table-cell office:value-type="float" office:value="6326" calcext:value-type="float">
            <text:p>6326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8];&quot;,'&quot;;[.A8];&quot;',&quot;;[.C8];&quot;,&quot;;1;&quot;)&quot;)" office:value-type="string" office:string-value="insert into t_town values (6326,'Bien Unido',38,1)" calcext:value-type="string">
            <text:p>insert into t_town values (6326,'Bien Unido',38,1)</text:p>
          </table:table-cell>
        </table:table-row>
        <table:table-row table:style-name="ro1">
          <table:table-cell office:value-type="string" calcext:value-type="string">
            <text:p>Bilar</text:p>
          </table:table-cell>
          <table:table-cell office:value-type="float" office:value="6317" calcext:value-type="float">
            <text:p>6317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9];&quot;,'&quot;;[.A9];&quot;',&quot;;[.C9];&quot;,&quot;;1;&quot;)&quot;)" office:value-type="string" office:string-value="insert into t_town values (6317,'Bilar',38,1)" calcext:value-type="string">
            <text:p>insert into t_town values (6317,'Bilar',38,1)</text:p>
          </table:table-cell>
        </table:table-row>
        <table:table-row table:style-name="ro1">
          <table:table-cell office:value-type="string" calcext:value-type="string">
            <text:p>Buenavista</text:p>
          </table:table-cell>
          <table:table-cell office:value-type="float" office:value="6333" calcext:value-type="float">
            <text:p>633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0];&quot;,'&quot;;[.A10];&quot;',&quot;;[.C10];&quot;,&quot;;1;&quot;)&quot;)" office:value-type="string" office:string-value="insert into t_town values (6333,'Buenavista',38,1)" calcext:value-type="string">
            <text:p>insert into t_town values (6333,'Buenavista',38,1)</text:p>
          </table:table-cell>
        </table:table-row>
        <table:table-row table:style-name="ro1">
          <table:table-cell office:value-type="string" calcext:value-type="string">
            <text:p>Calape</text:p>
          </table:table-cell>
          <table:table-cell office:value-type="float" office:value="6328" calcext:value-type="float">
            <text:p>6328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1];&quot;,'&quot;;[.A11];&quot;',&quot;;[.C11];&quot;,&quot;;1;&quot;)&quot;)" office:value-type="string" office:string-value="insert into t_town values (6328,'Calape',38,1)" calcext:value-type="string">
            <text:p>insert into t_town values (6328,'Calape',38,1)</text:p>
          </table:table-cell>
        </table:table-row>
        <table:table-row table:style-name="ro1">
          <table:table-cell office:value-type="string" calcext:value-type="string">
            <text:p>Candijay</text:p>
          </table:table-cell>
          <table:table-cell office:value-type="float" office:value="6312" calcext:value-type="float">
            <text:p>631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2];&quot;,'&quot;;[.A12];&quot;',&quot;;[.C12];&quot;,&quot;;1;&quot;)&quot;)" office:value-type="string" office:string-value="insert into t_town values (6312,'Candijay',38,1)" calcext:value-type="string">
            <text:p>insert into t_town values (6312,'Candijay',38,1)</text:p>
          </table:table-cell>
        </table:table-row>
        <table:table-row table:style-name="ro3">
          <table:table-cell office:value-type="string" calcext:value-type="string">
            <text:p>Carlos P. Garcia (Dao)</text:p>
          </table:table-cell>
          <table:table-cell office:value-type="float" office:value="6346" calcext:value-type="float">
            <text:p>6346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3];&quot;,'&quot;;[.A13];&quot;',&quot;;[.C13];&quot;,&quot;;1;&quot;)&quot;)" office:value-type="string" office:string-value="insert into t_town values (6346,'Carlos P. Garcia (Dao)',38,1)" calcext:value-type="string">
            <text:p>insert into t_town values (6346,'Carlos P. Garcia (Dao)',38,1)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float" office:value="6319" calcext:value-type="float">
            <text:p>6319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4];&quot;,'&quot;;[.A14];&quot;',&quot;;[.C14];&quot;,&quot;;1;&quot;)&quot;)" office:value-type="string" office:string-value="insert into t_town values (6319,'Carmen',38,1)" calcext:value-type="string">
            <text:p>insert into t_town values (6319,'Carmen',38,1)</text:p>
          </table:table-cell>
        </table:table-row>
        <table:table-row table:style-name="ro1">
          <table:table-cell office:value-type="string" calcext:value-type="string">
            <text:p>Catigbi-an</text:p>
          </table:table-cell>
          <table:table-cell office:value-type="float" office:value="6343" calcext:value-type="float">
            <text:p>634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5];&quot;,'&quot;;[.A15];&quot;',&quot;;[.C15];&quot;,&quot;;1;&quot;)&quot;)" office:value-type="string" office:string-value="insert into t_town values (6343,'Catigbi-an',38,1)" calcext:value-type="string">
            <text:p>insert into t_town values (6343,'Catigbi-an',38,1)</text:p>
          </table:table-cell>
        </table:table-row>
        <table:table-row table:style-name="ro1">
          <table:table-cell office:value-type="string" calcext:value-type="string">
            <text:p>Clarin</text:p>
          </table:table-cell>
          <table:table-cell office:value-type="float" office:value="6330" calcext:value-type="float">
            <text:p>6330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6];&quot;,'&quot;;[.A16];&quot;',&quot;;[.C16];&quot;,&quot;;1;&quot;)&quot;)" office:value-type="string" office:string-value="insert into t_town values (6330,'Clarin',38,1)" calcext:value-type="string">
            <text:p>insert into t_town values (6330,'Clarin',38,1)</text:p>
          </table:table-cell>
        </table:table-row>
        <table:table-row table:style-name="ro1">
          <table:table-cell office:value-type="string" calcext:value-type="string">
            <text:p>Corella</text:p>
          </table:table-cell>
          <table:table-cell office:value-type="float" office:value="6337" calcext:value-type="float">
            <text:p>6337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7];&quot;,'&quot;;[.A17];&quot;',&quot;;[.C17];&quot;,&quot;;1;&quot;)&quot;)" office:value-type="string" office:string-value="insert into t_town values (6337,'Corella',38,1)" calcext:value-type="string">
            <text:p>insert into t_town values (6337,'Corella',38,1)</text:p>
          </table:table-cell>
        </table:table-row>
        <table:table-row table:style-name="ro1">
          <table:table-cell office:value-type="string" calcext:value-type="string">
            <text:p>Cortez</text:p>
          </table:table-cell>
          <table:table-cell office:value-type="float" office:value="6341" calcext:value-type="float">
            <text:p>6341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8];&quot;,'&quot;;[.A18];&quot;',&quot;;[.C18];&quot;,&quot;;1;&quot;)&quot;)" office:value-type="string" office:string-value="insert into t_town values (6341,'Cortez',38,1)" calcext:value-type="string">
            <text:p>insert into t_town values (6341,'Cortez',38,1)</text:p>
          </table:table-cell>
        </table:table-row>
        <table:table-row table:style-name="ro1">
          <table:table-cell office:value-type="string" calcext:value-type="string">
            <text:p>Daguhoy</text:p>
          </table:table-cell>
          <table:table-cell office:value-type="float" office:value="6322" calcext:value-type="float">
            <text:p>632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19];&quot;,'&quot;;[.A19];&quot;',&quot;;[.C19];&quot;,&quot;;1;&quot;)&quot;)" office:value-type="string" office:string-value="insert into t_town values (6322,'Daguhoy',38,1)" calcext:value-type="string">
            <text:p>insert into t_town values (6322,'Daguhoy',38,1)</text:p>
          </table:table-cell>
        </table:table-row>
        <table:table-row table:style-name="ro1">
          <table:table-cell office:value-type="string" calcext:value-type="string">
            <text:p>Danao</text:p>
          </table:table-cell>
          <table:table-cell office:value-type="float" office:value="6344" calcext:value-type="float">
            <text:p>6344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0];&quot;,'&quot;;[.A20];&quot;',&quot;;[.C20];&quot;,&quot;;1;&quot;)&quot;)" office:value-type="string" office:string-value="insert into t_town values (6344,'Danao',38,1)" calcext:value-type="string">
            <text:p>insert into t_town values (6344,'Danao',38,1)</text:p>
          </table:table-cell>
        </table:table-row>
        <table:table-row table:style-name="ro1">
          <table:table-cell office:value-type="string" calcext:value-type="string">
            <text:p>Dauis</text:p>
          </table:table-cell>
          <table:table-cell office:value-type="float" office:value="6339" calcext:value-type="float">
            <text:p>6339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1];&quot;,'&quot;;[.A21];&quot;',&quot;;[.C21];&quot;,&quot;;1;&quot;)&quot;)" office:value-type="string" office:string-value="insert into t_town values (6339,'Dauis',38,1)" calcext:value-type="string">
            <text:p>insert into t_town values (6339,'Dauis',38,1)</text:p>
          </table:table-cell>
        </table:table-row>
        <table:table-row table:style-name="ro1">
          <table:table-cell office:value-type="string" calcext:value-type="string">
            <text:p>Dimiao</text:p>
          </table:table-cell>
          <table:table-cell office:value-type="float" office:value="6305" calcext:value-type="float">
            <text:p>6305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2];&quot;,'&quot;;[.A22];&quot;',&quot;;[.C22];&quot;,&quot;;1;&quot;)&quot;)" office:value-type="string" office:string-value="insert into t_town values (6305,'Dimiao',38,1)" calcext:value-type="string">
            <text:p>insert into t_town values (6305,'Dimiao',38,1)</text:p>
          </table:table-cell>
        </table:table-row>
        <table:table-row table:style-name="ro1">
          <table:table-cell office:value-type="string" calcext:value-type="string">
            <text:p>Duero</text:p>
          </table:table-cell>
          <table:table-cell office:value-type="float" office:value="6309" calcext:value-type="float">
            <text:p>6309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3];&quot;,'&quot;;[.A23];&quot;',&quot;;[.C23];&quot;,&quot;;1;&quot;)&quot;)" office:value-type="string" office:string-value="insert into t_town values (6309,'Duero',38,1)" calcext:value-type="string">
            <text:p>insert into t_town values (6309,'Duero',38,1)</text:p>
          </table:table-cell>
        </table:table-row>
        <table:table-row table:style-name="ro3">
          <table:table-cell office:value-type="string" calcext:value-type="string">
            <text:p>Garcia Hernandez</text:p>
          </table:table-cell>
          <table:table-cell office:value-type="float" office:value="6307" calcext:value-type="float">
            <text:p>6307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4];&quot;,'&quot;;[.A24];&quot;',&quot;;[.C24];&quot;,&quot;;1;&quot;)&quot;)" office:value-type="string" office:string-value="insert into t_town values (6307,'Garcia Hernandez',38,1)" calcext:value-type="string">
            <text:p>insert into t_town values (6307,'Garcia Hernandez',38,1)</text:p>
          </table:table-cell>
        </table:table-row>
        <table:table-row table:style-name="ro1">
          <table:table-cell office:value-type="string" calcext:value-type="string">
            <text:p>Guindulman</text:p>
          </table:table-cell>
          <table:table-cell office:value-type="float" office:value="6310" calcext:value-type="float">
            <text:p>6310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5];&quot;,'&quot;;[.A25];&quot;',&quot;;[.C25];&quot;,&quot;;1;&quot;)&quot;)" office:value-type="string" office:string-value="insert into t_town values (6310,'Guindulman',38,1)" calcext:value-type="string">
            <text:p>insert into t_town values (6310,'Guindulman',38,1)</text:p>
          </table:table-cell>
        </table:table-row>
        <table:table-row table:style-name="ro1">
          <table:table-cell office:value-type="string" calcext:value-type="string">
            <text:p>Inabanga</text:p>
          </table:table-cell>
          <table:table-cell office:value-type="float" office:value="6332" calcext:value-type="float">
            <text:p>6332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6];&quot;,'&quot;;[.A26];&quot;',&quot;;[.C26];&quot;,&quot;;1;&quot;)&quot;)" office:value-type="string" office:string-value="insert into t_town values (6332,'Inabanga',38,1)" calcext:value-type="string">
            <text:p>insert into t_town values (6332,'Inabanga',38,1)</text:p>
          </table:table-cell>
        </table:table-row>
        <table:table-row table:style-name="ro1">
          <table:table-cell office:value-type="string" calcext:value-type="string">
            <text:p>Jagna</text:p>
          </table:table-cell>
          <table:table-cell office:value-type="float" office:value="6308" calcext:value-type="float">
            <text:p>6308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7];&quot;,'&quot;;[.A27];&quot;',&quot;;[.C27];&quot;,&quot;;1;&quot;)&quot;)" office:value-type="string" office:string-value="insert into t_town values (6308,'Jagna',38,1)" calcext:value-type="string">
            <text:p>insert into t_town values (6308,'Jagna',38,1)</text:p>
          </table:table-cell>
        </table:table-row>
        <table:table-row table:style-name="ro1">
          <table:table-cell office:value-type="string" calcext:value-type="string">
            <text:p>Jetafe</text:p>
          </table:table-cell>
          <table:table-cell office:value-type="float" office:value="6334" calcext:value-type="float">
            <text:p>6334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8];&quot;,'&quot;;[.A28];&quot;',&quot;;[.C28];&quot;,&quot;;1;&quot;)&quot;)" office:value-type="string" office:string-value="insert into t_town values (6334,'Jetafe',38,1)" calcext:value-type="string">
            <text:p>insert into t_town values (6334,'Jetafe',38,1)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float" office:value="6304" calcext:value-type="float">
            <text:p>6304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29];&quot;,'&quot;;[.A29];&quot;',&quot;;[.C29];&quot;,&quot;;1;&quot;)&quot;)" office:value-type="string" office:string-value="insert into t_town values (6304,'Lila',38,1)" calcext:value-type="string">
            <text:p>insert into t_town values (6304,'Lila',38,1)</text:p>
          </table:table-cell>
        </table:table-row>
        <table:table-row table:style-name="ro1">
          <table:table-cell office:value-type="string" calcext:value-type="string">
            <text:p>Loay</text:p>
          </table:table-cell>
          <table:table-cell office:value-type="float" office:value="6303" calcext:value-type="float">
            <text:p>630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0];&quot;,'&quot;;[.A30];&quot;',&quot;;[.C30];&quot;,&quot;;1;&quot;)&quot;)" office:value-type="string" office:string-value="insert into t_town values (6303,'Loay',38,1)" calcext:value-type="string">
            <text:p>insert into t_town values (6303,'Loay',38,1)</text:p>
          </table:table-cell>
        </table:table-row>
        <table:table-row table:style-name="ro1">
          <table:table-cell office:value-type="string" calcext:value-type="string">
            <text:p>Loboc</text:p>
          </table:table-cell>
          <table:table-cell office:value-type="float" office:value="6316" calcext:value-type="float">
            <text:p>6316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1];&quot;,'&quot;;[.A31];&quot;',&quot;;[.C31];&quot;,&quot;;1;&quot;)&quot;)" office:value-type="string" office:string-value="insert into t_town values (6316,'Loboc',38,1)" calcext:value-type="string">
            <text:p>insert into t_town values (6316,'Loboc',38,1)</text:p>
          </table:table-cell>
        </table:table-row>
        <table:table-row table:style-name="ro1">
          <table:table-cell office:value-type="string" calcext:value-type="string">
            <text:p>Loon</text:p>
          </table:table-cell>
          <table:table-cell office:value-type="float" office:value="6327" calcext:value-type="float">
            <text:p>6327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2];&quot;,'&quot;;[.A32];&quot;',&quot;;[.C32];&quot;,&quot;;1;&quot;)&quot;)" office:value-type="string" office:string-value="insert into t_town values (6327,'Loon',38,1)" calcext:value-type="string">
            <text:p>insert into t_town values (6327,'Loon',38,1)</text:p>
          </table:table-cell>
        </table:table-row>
        <table:table-row table:style-name="ro1">
          <table:table-cell office:value-type="string" calcext:value-type="string">
            <text:p>Mabini</text:p>
          </table:table-cell>
          <table:table-cell office:value-type="float" office:value="6313" calcext:value-type="float">
            <text:p>631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3];&quot;,'&quot;;[.A33];&quot;',&quot;;[.C33];&quot;,&quot;;1;&quot;)&quot;)" office:value-type="string" office:string-value="insert into t_town values (6313,'Mabini',38,1)" calcext:value-type="string">
            <text:p>insert into t_town values (6313,'Mabini',38,1)</text:p>
          </table:table-cell>
        </table:table-row>
        <table:table-row table:style-name="ro1">
          <table:table-cell office:value-type="string" calcext:value-type="string">
            <text:p>Maribujok</text:p>
          </table:table-cell>
          <table:table-cell office:value-type="float" office:value="6336" calcext:value-type="float">
            <text:p>6336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4];&quot;,'&quot;;[.A34];&quot;',&quot;;[.C34];&quot;,&quot;;1;&quot;)&quot;)" office:value-type="string" office:string-value="insert into t_town values (6336,'Maribujok',38,1)" calcext:value-type="string">
            <text:p>insert into t_town values (6336,'Maribujok',38,1)</text:p>
          </table:table-cell>
        </table:table-row>
        <table:table-row table:style-name="ro1">
          <table:table-cell office:value-type="string" calcext:value-type="string">
            <text:p>Panglao</text:p>
          </table:table-cell>
          <table:table-cell office:value-type="float" office:value="6340" calcext:value-type="float">
            <text:p>6340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5];&quot;,'&quot;;[.A35];&quot;',&quot;;[.C35];&quot;,&quot;;1;&quot;)&quot;)" office:value-type="string" office:string-value="insert into t_town values (6340,'Panglao',38,1)" calcext:value-type="string">
            <text:p>insert into t_town values (6340,'Panglao',38,1)</text:p>
          </table:table-cell>
        </table:table-row>
        <table:table-row table:style-name="ro1">
          <table:table-cell office:value-type="string" calcext:value-type="string">
            <text:p>Pilar</text:p>
          </table:table-cell>
          <table:table-cell office:value-type="float" office:value="6321" calcext:value-type="float">
            <text:p>6321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6];&quot;,'&quot;;[.A36];&quot;',&quot;;[.C36];&quot;,&quot;;1;&quot;)&quot;)" office:value-type="string" office:string-value="insert into t_town values (6321,'Pilar',38,1)" calcext:value-type="string">
            <text:p>insert into t_town values (6321,'Pilar',38,1)</text:p>
          </table:table-cell>
        </table:table-row>
        <table:table-row table:style-name="ro1">
          <table:table-cell office:value-type="string" calcext:value-type="string">
            <text:p>Sagbayan</text:p>
          </table:table-cell>
          <table:table-cell office:value-type="float" office:value="6331" calcext:value-type="float">
            <text:p>6331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7];&quot;,'&quot;;[.A37];&quot;',&quot;;[.C37];&quot;,&quot;;1;&quot;)&quot;)" office:value-type="string" office:string-value="insert into t_town values (6331,'Sagbayan',38,1)" calcext:value-type="string">
            <text:p>insert into t_town values (6331,'Sagbayan',38,1)</text:p>
          </table:table-cell>
        </table:table-row>
        <table:table-row table:style-name="ro1">
          <table:table-cell office:value-type="string" calcext:value-type="string">
            <text:p>San Isidro</text:p>
          </table:table-cell>
          <table:table-cell office:value-type="float" office:value="6345" calcext:value-type="float">
            <text:p>6345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8];&quot;,'&quot;;[.A38];&quot;',&quot;;[.C38];&quot;,&quot;;1;&quot;)&quot;)" office:value-type="string" office:string-value="insert into t_town values (6345,'San Isidro',38,1)" calcext:value-type="string">
            <text:p>insert into t_town values (6345,'San Isidro',38,1)</text:p>
          </table:table-cell>
        </table:table-row>
        <table:table-row table:style-name="ro1">
          <table:table-cell office:value-type="string" calcext:value-type="string">
            <text:p>San Miguel</text:p>
          </table:table-cell>
          <table:table-cell office:value-type="float" office:value="6323" calcext:value-type="float">
            <text:p>6323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39];&quot;,'&quot;;[.A39];&quot;',&quot;;[.C39];&quot;,&quot;;1;&quot;)&quot;)" office:value-type="string" office:string-value="insert into t_town values (6323,'San Miguel',38,1)" calcext:value-type="string">
            <text:p>insert into t_town values (6323,'San Miguel',38,1)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6347" calcext:value-type="float">
            <text:p>6347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0];&quot;,'&quot;;[.A40];&quot;',&quot;;[.C40];&quot;,&quot;;1;&quot;)&quot;)" office:value-type="string" office:string-value="insert into t_town values (6347,'Sevilla',38,1)" calcext:value-type="string">
            <text:p>insert into t_town values (6347,'Sevilla',38,1)</text:p>
          </table:table-cell>
        </table:table-row>
        <table:table-row table:style-name="ro3">
          <table:table-cell office:value-type="string" calcext:value-type="string">
            <text:p>Sierra Bullones</text:p>
          </table:table-cell>
          <table:table-cell office:value-type="float" office:value="6320" calcext:value-type="float">
            <text:p>6320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1];&quot;,'&quot;;[.A41];&quot;',&quot;;[.C41];&quot;,&quot;;1;&quot;)&quot;)" office:value-type="string" office:string-value="insert into t_town values (6320,'Sierra Bullones',38,1)" calcext:value-type="string">
            <text:p>insert into t_town values (6320,'Sierra Bullones',38,1)</text:p>
          </table:table-cell>
        </table:table-row>
        <table:table-row table:style-name="ro1">
          <table:table-cell office:value-type="string" calcext:value-type="string">
            <text:p>Sikatuna</text:p>
          </table:table-cell>
          <table:table-cell office:value-type="float" office:value="6338" calcext:value-type="float">
            <text:p>6338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2];&quot;,'&quot;;[.A42];&quot;',&quot;;[.C42];&quot;,&quot;;1;&quot;)&quot;)" office:value-type="string" office:string-value="insert into t_town values (6338,'Sikatuna',38,1)" calcext:value-type="string">
            <text:p>insert into t_town values (6338,'Sikatuna',38,1)</text:p>
          </table:table-cell>
        </table:table-row>
        <table:table-row table:style-name="ro3">
          <table:table-cell office:value-type="string" calcext:value-type="string">
            <text:p>Tagbilaran City</text:p>
          </table:table-cell>
          <table:table-cell office:value-type="float" office:value="6300" calcext:value-type="float">
            <text:p>6300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3];&quot;,'&quot;;[.A43];&quot;',&quot;;[.C43];&quot;,&quot;;1;&quot;)&quot;)" office:value-type="string" office:string-value="insert into t_town values (6300,'Tagbilaran City',38,1)" calcext:value-type="string">
            <text:p>insert into t_town values (6300,'Tagbilaran City',38,1)</text:p>
          </table:table-cell>
        </table:table-row>
        <table:table-row table:style-name="ro1">
          <table:table-cell office:value-type="string" calcext:value-type="string">
            <text:p>Talibon</text:p>
          </table:table-cell>
          <table:table-cell office:value-type="float" office:value="6325" calcext:value-type="float">
            <text:p>6325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4];&quot;,'&quot;;[.A44];&quot;',&quot;;[.C44];&quot;,&quot;;1;&quot;)&quot;)" office:value-type="string" office:string-value="insert into t_town values (6325,'Talibon',38,1)" calcext:value-type="string">
            <text:p>insert into t_town values (6325,'Talibon',38,1)</text:p>
          </table:table-cell>
        </table:table-row>
        <table:table-row table:style-name="ro1">
          <table:table-cell office:value-type="string" calcext:value-type="string">
            <text:p>Trinidad</text:p>
          </table:table-cell>
          <table:table-cell office:value-type="float" office:value="6324" calcext:value-type="float">
            <text:p>6324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5];&quot;,'&quot;;[.A45];&quot;',&quot;;[.C45];&quot;,&quot;;1;&quot;)&quot;)" office:value-type="string" office:string-value="insert into t_town values (6324,'Trinidad',38,1)" calcext:value-type="string">
            <text:p>insert into t_town values (6324,'Trinidad',38,1)</text:p>
          </table:table-cell>
        </table:table-row>
        <table:table-row table:style-name="ro1">
          <table:table-cell office:value-type="string" calcext:value-type="string">
            <text:p>Tubigon</text:p>
          </table:table-cell>
          <table:table-cell office:value-type="float" office:value="6329" calcext:value-type="float">
            <text:p>6329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6];&quot;,'&quot;;[.A46];&quot;',&quot;;[.C46];&quot;,&quot;;1;&quot;)&quot;)" office:value-type="string" office:string-value="insert into t_town values (6329,'Tubigon',38,1)" calcext:value-type="string">
            <text:p>insert into t_town values (6329,'Tubigon',38,1)</text:p>
          </table:table-cell>
        </table:table-row>
        <table:table-row table:style-name="ro1">
          <table:table-cell office:value-type="string" calcext:value-type="string">
            <text:p>Ubay</text:p>
          </table:table-cell>
          <table:table-cell office:value-type="float" office:value="6315" calcext:value-type="float">
            <text:p>6315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7];&quot;,'&quot;;[.A47];&quot;',&quot;;[.C47];&quot;,&quot;;1;&quot;)&quot;)" office:value-type="string" office:string-value="insert into t_town values (6315,'Ubay',38,1)" calcext:value-type="string">
            <text:p>insert into t_town values (6315,'Ubay',38,1)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6306" calcext:value-type="float">
            <text:p>6306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t_town values (&quot; ;[.B48];&quot;,'&quot;;[.A48];&quot;',&quot;;[.C48];&quot;,&quot;;1;&quot;)&quot;)" office:value-type="string" office:string-value="insert into t_town values (6306,'Valencia',38,1)" calcext:value-type="string">
            <text:p>insert into t_town values (6306,'Valencia',38,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1:27:20.150000000</meta:creation-date>
    <dc:date>2016-11-02T23:32:48.141000000</dc:date>
    <meta:editing-duration>PT1H39M18S</meta:editing-duration>
    <meta:editing-cycles>6</meta:editing-cycles>
    <meta:generator>LibreOffice/5.2.1.2$Windows_x86 LibreOffice_project/31dd62db80d4e60af04904455ec9c9219178d620</meta:generator>
    <meta:document-statistic meta:table-count="7" meta:cell-count="868" meta:object-count="0"/>
  </office:meta>
</office:document-meta>
</file>